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Cuál de los siguientes no es un subsistema del sistema operativo?</text:p>
      <text:p text:style-name="Standard">a) Sistema de archivos</text:p>
      <text:p text:style-name="Standard">b) Gestor de memoria</text:p>
      <text:p text:style-name="Standard">c) Planificador de procesos</text:p>
      <text:p text:style-name="Standard">d) Compilador</text:p>
      <text:p text:style-name="Standard"/>
      <text:p text:style-name="Standard">¿Qué función desempeña el subsistema de gestión de archivos en un sistema operativo?</text:p>
      <text:p text:style-name="Standard">a) Gestión de la memoria virtual</text:p>
      <text:p text:style-name="Standard">b) Administración de dispositivos de entrada y salida</text:p>
      <text:p text:style-name="Standard">c) Organización y manipulación de archivos</text:p>
      <text:p text:style-name="Standard">d) Control de acceso a la red</text:p>
      <text:p text:style-name="Standard"/>
      <text:p text:style-name="Standard">¿Cuál de los siguientes no es un tipo de gestión de memoria utilizado en los sistemas operativos?</text:p>
      <text:p text:style-name="Standard">a) Paginación</text:p>
      <text:p text:style-name="Standard">b) Fragmentación externa</text:p>
      <text:p text:style-name="Standard">c) Asignación contigua</text:p>
      <text:p text:style-name="Standard">d) Interfaz gráfica de usuario</text:p>
      <text:p text:style-name="Standard"/>
      <text:p text:style-name="Standard">¿Qué papel desempeña el subsistema de E/S en un sistema operativo?</text:p>
      <text:p text:style-name="Standard">a) Administración del CPU</text:p>
      <text:p text:style-name="Standard">b) Control del acceso a la red</text:p>
      <text:p text:style-name="Standard">c) Gestión de dispositivos de entrada y salida</text:p>
      <text:p text:style-name="Standard">d) Ejecución de aplicaciones de usuario</text:p>
      <text:p text:style-name="Standard"/>
      <text:p text:style-name="Standard">¿Qué función cumple el planificador de procesos en un sistema operativo?</text:p>
      <text:p text:style-name="Standard">a) Asignar recursos de hardware a los procesos</text:p>
      <text:p text:style-name="Standard">b) Administrar la memoria virtual del sistema</text:p>
      <text:p text:style-name="Standard">c) Controlar la entrada y salida de datos</text:p>
      <text:p text:style-name="Standard">d) Compilar el código fuente de los programas</text:p>
      <text:p text:style-name="Standard"/>
      <text:p text:style-name="Standard">¿Cuál de las siguientes afirmaciones describe mejor la función del subsistema de gestión de archivos?</text:p>
      <text:p text:style-name="Standard">a) Administra la comunicación entre dispositivos de hardware</text:p>
      <text:p text:style-name="Standard">b) Gestiona la interacción entre el usuario y el sistema operativo</text:p>
      <text:p text:style-name="Standard">c) Organiza y almacena datos en dispositivos de almacenamiento</text:p>
      <text:p text:style-name="Standard">d) Controla la ejecución concurrente de múltiples procesos</text:p>
      <text:p text:style-name="Standard"/>
      <text:p text:style-name="Standard">¿Qué papel desempeña el subsistema de gestión de memoria en un sistema operativo?</text:p>
      <text:p text:style-name="Standard">a) Coordinar la comunicación entre los usuarios y el sistema operativo</text:p>
      <text:p text:style-name="Standard">b) Controlar el acceso a los recursos del sistema</text:p>
      <text:p text:style-name="Standard">c) Administrar la asignación y liberación de memoria RAM</text:p>
      <text:p text:style-name="Standard">d) Regular el flujo de entrada y salida de datos en el sistema</text:p>
      <text:p text:style-name="Standard"/>
      <text:p text:style-name="Standard">¿Cuál de las siguientes tareas no es responsabilidad del subsistema de E/S en un sistema operativo?</text:p>
      <text:p text:style-name="Standard">a) Gestionar la impresión de documentos</text:p>
      <text:p text:style-name="Standard">b) Coordinar la ejecución de procesos en el CPU</text:p>
      <text:p text:style-name="Standard">c) Controlar la transferencia de datos entre dispositivos</text:p>
      <text:p text:style-name="Standard">d) Administrar la entrada desde dispositivos de usuario</text:p>
      <text:p text:style-name="Standard"/>
      <text:p text:style-name="Standard">¿Qué función desempeña el planificador a corto plazo en un sistema operativo?</text:p>
      <text:p text:style-name="Standard">a) Asignar recursos a los procesos durante su ejecución</text:p>
      <text:p text:style-name="Standard">b) Seleccionar qué proceso se ejecutará a continuación</text:p>
      <text:p text:style-name="Standard"><text:soft-page-break/>c) Gestionar la carga y descarga de programas en memoria</text:p>
      <text:p text:style-name="Standard">d) Coordinar la comunicación entre dispositivos de E/S</text:p>
      <text:p text:style-name="Standard"/>
      <text:p text:style-name="Standard">¿Cuál de las siguientes afirmaciones describe mejor la función del subsistema de gestión de archivos en un sistema operativo?</text:p>
      <text:p text:style-name="Standard">a) Administra la interacción entre el usuario y el hardware</text:p>
      <text:p text:style-name="Standard">b) Organiza y almacena datos en dispositivos de almacenamiento</text:p>
      <text:p text:style-name="Standard">c) Regula el flujo de entrada y salida de datos en el sistema</text:p>
      <text:p text:style-name="Standard">d) Controla la ejecución concurrente de múltiples procesos</text:p>
      <text:p text:style-name="Standard"/>
      <text:p text:style-name="Standard">¿Qué tarea no está asociada al subsistema de gestión de memoria en un sistema operativo?</text:p>
      <text:p text:style-name="Standard">a) Controlar la fragmentación de la memoria</text:p>
      <text:p text:style-name="Standard">b) Gestionar la paginación de la memoria virtual</text:p>
      <text:p text:style-name="Standard">c) Coordinar la impresión de documentos</text:p>
      <text:p text:style-name="Standard">d) Administrar el espacio de direcciones de los procesos</text:p>
      <text:p text:style-name="Standard"/>
      <text:p text:style-name="Standard">¿Qué función cumple el planificador a largo plazo en un sistema operativo?</text:p>
      <text:p text:style-name="Standard">a) Seleccionar qué proceso se ejecutará a continuación</text:p>
      <text:p text:style-name="Standard">b) Asignar recursos a los procesos durante su ejecución</text:p>
      <text:p text:style-name="Standard">c) Gestionar la carga y descarga de programas en memoria</text:p>
      <text:p text:style-name="Standard">d) Coordinar la comunicación entre dispositivos de E/S</text:p>
      <text:p text:style-name="Standard"/>
      <text:p text:style-name="Standard">¿Cuál de las siguientes no es una estrategia de asignación de memoria utilizada por los sistemas operativos?</text:p>
      <text:p text:style-name="Standard">a) FIFO</text:p>
      <text:p text:style-name="Standard">b) LIFO</text:p>
      <text:p text:style-name="Standard">c) LRU</text:p>
      <text:p text:style-name="Standard">d) FIFO-LRU</text:p>
      <text:p text:style-name="Standard"/>
      <text:p text:style-name="Standard">¿Qué papel desempeña el subsistema de E/S en la gestión del sistema operativo?</text:p>
      <text:p text:style-name="Standard">a) Controlar el acceso a la red</text:p>
      <text:p text:style-name="Standard">b) Gestionar la comunicación entre procesos</text:p>
      <text:p text:style-name="Standard">c) Administrar los dispositivos de entrada y salida</text:p>
      <text:p text:style-name="Standard">d) Coordinar la ejecución de aplicaciones de usuario</text:p>
      <text:p text:style-name="Standard"/>
      <text:p text:style-name="Standard">¿Cuál es la principal responsabilidad del subsistema de gestión de archivos en un sistema operativo?</text:p>
      <text:p text:style-name="Standard">a) Organizar la ejecución de procesos en el CPU</text:p>
      <text:p text:style-name="Standard">b) Controlar la transferencia de datos entre dispositivos</text:p>
      <text:p text:style-name="Standard">c) Administrar la organización y manipulación de archivos</text:p>
      <text:p text:style-name="Standard">d) Coordinar la comunicación entre dispositivos de E/S</text:p>
      <text:p text:style-name="Standard"/>
      <text:p text:style-name="Standard">¿Qué función cumple el planificador a medio plazo en un sistema operativo?</text:p>
      <text:p text:style-name="Standard">a) Asignar recursos a los procesos durante su ejecución</text:p>
      <text:p text:style-name="Standard">b) Seleccionar qué proceso se ejecutará a continuación</text:p>
      <text:p text:style-name="Standard">c) Gestionar la carga y descarga de programas en memoria</text:p>
      <text:p text:style-name="Standard">d) Coordinar la comunicación entre dispositivos de E/S</text:p>
      <text:p text:style-name="Standard"/>
      <text:p text:style-name="Standard">¿Cuál de las siguientes no es una técnica de planificación de procesos en los sistemas operativos?</text:p>
      <text:p text:style-name="Standard">a) FIFO</text:p>
      <text:p text:style-name="Standard">b) Round-robin</text:p>
      <text:p text:style-name="Standard">c) LRU</text:p>
      <text:p text:style-name="Standard">d) Prioridad</text:p>
      <text:p text:style-name="Standard"><text:soft-page-break/></text:p>
      <text:p text:style-name="Standard">¿Qué papel desempeña el subsistema de gestión de memoria virtual en un sistema operativo?</text:p>
      <text:p text:style-name="Standard">a) Controlar la paginación de la memoria física</text:p>
      <text:p text:style-name="Standard">b) Administrar la entrada y salida de datos</text:p>
      <text:p text:style-name="Standard">c) Gestionar la comunicación entre procesos</text:p>
      <text:p text:style-name="Standard">d) Organizar la transferencia de datos entre dispositivos</text:p>
      <text:p text:style-name="Standard"/>
      <text:p text:style-name="Standard">¿Cuál de las siguientes tareas no es responsabilidad del subsistema de E/S en un sistema operativo?</text:p>
      <text:p text:style-name="Standard">a) Controlar la ejecución de procesos en el CPU</text:p>
      <text:p text:style-name="Standard">b) Administrar la impresión de documentos</text:p>
      <text:p text:style-name="Standard">c) Coordinar la comunicación entre dispositivos</text:p>
      <text:p text:style-name="Standard">d) Gestionar la asignación de recursos del sistema</text:p>
      <text:p text:style-name="Standard"/>
      <text:p text:style-name="Standard">¿Cuál es el objetivo principal del subsistema de gestión de archivos en un sistema operativo?</text:p>
      <text:p text:style-name="Standard">a) Administrar la asignación de memoria para los procesos</text:p>
      <text:p text:style-name="Standard">b) Organizar y almacenar datos en dispositivos de almacenamiento</text:p>
      <text:p text:style-name="Standard">c) Coordinar la comunicación entre procesos en ejecución</text:p>
      <text:p text:style-name="Standard">d) Controlar el flujo de entrada y salida de datos en el sistema</text:p>
      <text:p text:style-name="Standard"/>
      <text:p text:style-name="Standard"/>
      <text:p text:style-name="Standard">¿Qué característica no suele ser propia de un sistema de archivos de tipo FAT32?</text:p>
      <text:p text:style-name="Standard">a) Soporte para archivos de más de 4 GB</text:p>
      <text:p text:style-name="Standard">b) Estructura de tabla de asignación de archivos (FAT)</text:p>
      <text:p text:style-name="Standard">c) Limitación en el tamaño máximo de partición</text:p>
      <text:p text:style-name="Standard">d) Permiso de archivos y directorios</text:p>
      <text:p text:style-name="Standard"/>
      <text:p text:style-name="Standard">¿Cuál de las siguientes opciones describe mejor un sistema de archivos distribuido?</text:p>
      <text:p text:style-name="Standard">a) Permite el acceso a archivos en una red de computadoras</text:p>
      <text:p text:style-name="Standard">b) Almacena todos los archivos en un único servidor central</text:p>
      <text:p text:style-name="Standard">c) Se utiliza exclusivamente en dispositivos de almacenamiento externo</text:p>
      <text:p text:style-name="Standard">d) No admite la compartición de archivos entre usuarios</text:p>
      <text:p text:style-name="Standard"/>
      <text:p text:style-name="Standard">¿Qué característica es común en un sistema de archivos NTFS (New Technology File System)?</text:p>
      <text:p text:style-name="Standard">a) No admite permisos de archivos</text:p>
      <text:p text:style-name="Standard">b) Tamaño máximo de archivo limitado a 4 GB</text:p>
      <text:p text:style-name="Standard">c) Soporte para compresión de archivos y encriptación</text:p>
      <text:p text:style-name="Standard">d) Utiliza una tabla de asignación de archivos FAT</text:p>
      <text:p text:style-name="Standard"/>
      <text:p text:style-name="Standard">¿Cuál de las siguientes afirmaciones describe mejor un sistema de archivos de tipo ext4?</text:p>
      <text:p text:style-name="Standard">a) Diseñado principalmente para su uso en sistemas operativos Windows</text:p>
      <text:p text:style-name="Standard">b) Permite la fragmentación excesiva de archivos para una rápida lectura</text:p>
      <text:p text:style-name="Standard">c) Ofrece soporte para tamaños de archivos de hasta 16 exabytes</text:p>
      <text:p text:style-name="Standard">d) Utiliza una tabla de asignación de archivos basada en árbol B+</text:p>
      <text:p text:style-name="Standard"/>
      <text:p text:style-name="Standard">¿Qué función cumple la journaling en un sistema de archivos?</text:p>
      <text:p text:style-name="Standard">a) Permite la compresión de archivos para ahorrar espacio en disco</text:p>
      <text:p text:style-name="Standard">b) Mantiene un registro de cambios para facilitar la recuperación después de fallos</text:p>
      <text:p text:style-name="Standard">c) Limita el acceso a ciertos archivos mediante permisos de usuario</text:p>
      <text:p text:style-name="Standard">d) Optimiza el acceso a archivos frecuentemente utilizados</text:p>
      <text:p text:style-name="Standard"/>
      <text:p text:style-name="Standard">¿Cuál de las siguientes opciones no es un sistema de archivos comúnmente utilizado en sistemas operativos Unix/Linux?</text:p>
      <text:p text:style-name="Standard"><text:soft-page-break/>a) NTFS</text:p>
      <text:p text:style-name="Standard">b) ext4</text:p>
      <text:p text:style-name="Standard">c) XFS</text:p>
      <text:p text:style-name="Standard">d) btrfs</text:p>
      <text:p text:style-name="Standard"/>
      <text:p text:style-name="Standard">¿Qué característica no es propia de un sistema de archivos de tipo exFAT?</text:p>
      <text:p text:style-name="Standard">a) Soporte para archivos de más de 4 GB</text:p>
      <text:p text:style-name="Standard">b) Estructura de tabla de asignación de archivos (FAT)</text:p>
      <text:p text:style-name="Standard">c) Limitación en el tamaño máximo de partición</text:p>
      <text:p text:style-name="Standard">d) Permite la recuperación de archivos eliminados</text:p>
      <text:p text:style-name="Standard"/>
      <text:p text:style-name="Standard">¿Cuál de los siguientes sistemas de archivos es más adecuado para dispositivos de almacenamiento flash como memorias USB y tarjetas SD?</text:p>
      <text:p text:style-name="Standard">a) NTFS</text:p>
      <text:p text:style-name="Standard">b) FAT32</text:p>
      <text:p text:style-name="Standard">c) ext4</text:p>
      <text:p text:style-name="Standard">d) HFS+</text:p>
      <text:p text:style-name="Standard"/>
      <text:p text:style-name="Standard">¿Qué característica no es común en un sistema de archivos de tipo ZFS (Zettabyte File System)?</text:p>
      <text:p text:style-name="Standard">a) Integración de volúmenes y sistemas de archivos</text:p>
      <text:p text:style-name="Standard">b) Capacidad de realizar instantáneas (snapshots)</text:p>
      <text:p text:style-name="Standard">c) Utiliza una tabla de asignación de archivos FAT</text:p>
      <text:p text:style-name="Standard">d) Ofrece compresión de datos y encriptación integradas</text:p>
      <text:p text:style-name="Standard"/>
      <text:p text:style-name="Standard">¿Qué es la fragmentación de archivos en un sistema de archivos?</text:p>
      <text:p text:style-name="Standard">a) La división de un archivo en múltiples fragmentos para ahorrar espacio</text:p>
      <text:p text:style-name="Standard">b) La colocación de archivos en sectores contiguos para una lectura más rápida</text:p>
      <text:p text:style-name="Standard">c) La dispersión de partes de un archivo en diferentes ubicaciones del disco</text:p>
      <text:p text:style-name="Standard">d) La eliminación de archivos obsoletos para liberar espacio en disco</text:p>
      <text:p text:style-name="Standard"/>
      <text:p text:style-name="Standard">¿Qué función desempeña un sistema de archivos en un sistema informático?</text:p>
      <text:p text:style-name="Standard">a) Controlar el acceso a la red</text:p>
      <text:p text:style-name="Standard">b) Gestionar la impresión de documentos</text:p>
      <text:p text:style-name="Standard">c) Organizar y almacenar datos en dispositivos de almacenamiento</text:p>
      <text:p text:style-name="Standard">d) Coordinar la ejecución de aplicaciones de usuario</text:p>
      <text:p text:style-name="Standard"/>
      <text:p text:style-name="Standard">¿Cuál de las siguientes afirmaciones describe mejor un sistema de archivos de tipo HFS+ (Hierarchical File System Plus)?</text:p>
      <text:p text:style-name="Standard">a) Diseñado principalmente para su uso en sistemas operativos Windows</text:p>
      <text:p text:style-name="Standard">b) Utiliza una tabla de asignación de archivos basada en árbol B+</text:p>
      <text:p text:style-name="Standard">c) Ofrece soporte para nombres de archivos de hasta 255 caracteres</text:p>
      <text:p text:style-name="Standard">d) No admite la compresión de archivos ni la encriptación</text:p>
      <text:p text:style-name="Standard"/>
      <text:p text:style-name="Standard">¿Qué característica es común en un sistema de archivos de tipo ext3?</text:p>
      <text:p text:style-name="Standard">a) Journaling</text:p>
      <text:p text:style-name="Standard">b) Soporte para archivos de más de 4 GB</text:p>
      <text:p text:style-name="Standard">c) Estructura de tabla de asignación de archivos (FAT)</text:p>
      <text:p text:style-name="Standard">d) Limitación en el tamaño máximo de partición</text:p>
      <text:p text:style-name="Standard"/>
      <text:p text:style-name="Standard">¿Cuál de las siguientes opciones describe mejor un sistema de archivos de red (NFS)?</text:p>
      <text:p text:style-name="Standard">a) Almacena todos los archivos en un único servidor central</text:p>
      <text:p text:style-name="Standard">b) Permite el acceso a archivos en una red de computadoras</text:p>
      <text:p text:style-name="Standard"><text:soft-page-break/>c) Se utiliza exclusivamente en dispositivos de almacenamiento externo</text:p>
      <text:p text:style-name="Standard">d) No admite la compartición de archivos entre usuarios</text:p>
      <text:p text:style-name="Standard"/>
      <text:p text:style-name="Standard">¿Qué es el formato de un sistema de archivos?</text:p>
      <text:p text:style-name="Standard">a) La cantidad total de espacio de almacenamiento disponible</text:p>
      <text:p text:style-name="Standard">b) La estructura de organización de los archivos en el disco</text:p>
      <text:p text:style-name="Standard">c) El número máximo de archivos que pueden almacenarse en una carpeta</text:p>
      <text:p text:style-name="Standard">d) La velocidad de transferencia de datos entre el disco y la memoria RAM</text:p>
      <text:p text:style-name="Standard"/>
      <text:p text:style-name="Standard">¿Qué característica no es propia de un sistema de archivos de tipo APFS (Apple File System)?</text:p>
      <text:p text:style-name="Standard">a) Diseñado principalmente para su uso en sistemas operativos macOS</text:p>
      <text:p text:style-name="Standard">b) Utiliza una tabla de asignación de archivos basada en árbol B+</text:p>
      <text:p text:style-name="Standard">c) Ofrece soporte para instantáneas (snapshots) y encriptación</text:p>
      <text:p text:style-name="Standard">d) Limitación en el tamaño máximo de partición</text:p>
      <text:p text:style-name="Standard"/>
      <text:p text:style-name="Standard">¿Cuál de las siguientes afirmaciones describe mejor un sistema de archivos de tipo ReFS (Resilient File System)?</text:p>
      <text:p text:style-name="Standard">a) Utiliza una estructura de tabla de asignación de archivos FAT</text:p>
      <text:p text:style-name="Standard">b) Diseñado principalmente para su uso en sistemas operativos Linux</text:p>
      <text:p text:style-name="Standard">c) Ofrece resistencia a la corrupción de datos y integridad avanzada</text:p>
      <text:p text:style-name="Standard">d) Limitación en el tamaño máximo de archivo de 4 GB</text:p>
      <text:p text:style-name="Standard"/>
      <text:p text:style-name="Standard">¿Cuál de los siguientes sistemas de archivos es más adecuado para sistemas operativos Windows?</text:p>
      <text:p text:style-name="Standard">a) ext4</text:p>
      <text:p text:style-name="Standard">b) NTFS</text:p>
      <text:p text:style-name="Standard">c) HFS+</text:p>
      <text:p text:style-name="Standard">d) exFAT</text:p>
      <text:p text:style-name="Standard"/>
      <text:p text:style-name="Standard">¿Qué característica no es común en un sistema de archivos de tipo Btrfs (B-tree File System)?</text:p>
      <text:p text:style-name="Standard">a) Utiliza una estructura de árbol B para la asignación de bloques</text:p>
      <text:p text:style-name="Standard">b) Ofrece soporte para compresión de archivos y encriptación</text:p>
      <text:p text:style-name="Standard">c) Limitación en el tamaño máximo de partición</text:p>
      <text:p text:style-name="Standard">d) Capacidad de realizar instantáneas (snapshots)</text:p>
      <text:p text:style-name="Standard"/>
      <text:p text:style-name="Standard">¿Qué es la indexación en un sistema de archivos?</text:p>
      <text:p text:style-name="Standard">a) La capacidad de buscar archivos utilizando un índice predefinido</text:p>
      <text:p text:style-name="Standard">b) La organización de archivos en una estructura jerárquica de directorios</text:p>
      <text:p text:style-name="Standard">c) La fragmentación excesiva de archivos para una rápida lectura</text:p>
      <text:p text:style-name="Standard">d) La compresión de archivos para ahorrar espacio en disco</text:p>
      <text:p text:style-name="Standard"/>
      <text:p text:style-name="Standard"/>
      <text:p text:style-name="Standard">¿Cuál es el objetivo principal del planificador de CPU en un sistema operativo?</text:p>
      <text:p text:style-name="Standard">a) Maximizar el tiempo de ejecución de cada proceso</text:p>
      <text:p text:style-name="Standard">b) Minimizar el uso de la memoria RAM</text:p>
      <text:p text:style-name="Standard">c) Asignar recursos de CPU a los procesos de manera eficiente</text:p>
      <text:p text:style-name="Standard">d) Controlar el acceso a los dispositivos de E/S</text:p>
      <text:p text:style-name="Standard"/>
      <text:p text:style-name="Standard">¿Qué tipo de algoritmo de planificación prioriza los procesos con mayor tiempo restante de ejecución?</text:p>
      <text:p text:style-name="Standard">a) FIFO (First In, First Out)</text:p>
      <text:p text:style-name="Standard">b) SJF (Shortest Job First)</text:p>
      <text:p text:style-name="Standard">c) Round-robin</text:p>
      <text:p text:style-name="Standard"><text:soft-page-break/>d) Prioridad</text:p>
      <text:p text:style-name="Standard"/>
      <text:p text:style-name="Standard">¿Cuál de los siguientes algoritmos de planificación utiliza un quantum de tiempo para cada proceso?</text:p>
      <text:p text:style-name="Standard">a) FIFO</text:p>
      <text:p text:style-name="Standard">b) SJF</text:p>
      <text:p text:style-name="Standard">c) Round-robin</text:p>
      <text:p text:style-name="Standard">d) Prioridad</text:p>
      <text:p text:style-name="Standard"/>
      <text:p text:style-name="Standard">¿Qué característica describe mejor el algoritmo de planificación Round-robin?</text:p>
      <text:p text:style-name="Standard">a) Asigna un tiempo de ejecución fijo a cada proceso</text:p>
      <text:p text:style-name="Standard">b) Prioriza los procesos de acuerdo a su tiempo restante de ejecución</text:p>
      <text:p text:style-name="Standard">c) Asigna prioridades estáticas a los procesos</text:p>
      <text:p text:style-name="Standard">d) Utiliza una cola de prioridades para planificar los procesos</text:p>
      <text:p text:style-name="Standard"/>
      <text:p text:style-name="Standard">¿Qué es la inversión de prioridades en el contexto de la planificación de procesos?</text:p>
      <text:p text:style-name="Standard">a) Un proceso con menor prioridad se ejecuta antes que uno con mayor prioridad</text:p>
      <text:p text:style-name="Standard">b) Un proceso bloqueado impide que procesos de mayor prioridad sean ejecutados</text:p>
      <text:p text:style-name="Standard">c) Un proceso hereda la prioridad de otro proceso</text:p>
      <text:p text:style-name="Standard">d) Un proceso es suspendido temporalmente para permitir la ejecución de otro de mayor prioridad</text:p>
      <text:p text:style-name="Standard"/>
      <text:p text:style-name="Standard">¿Cuál es una desventaja del algoritmo de planificación SJF (Shortest Job First)?</text:p>
      <text:p text:style-name="Standard">a) Puede causar inanición de procesos largos</text:p>
      <text:p text:style-name="Standard">b) No garantiza un tiempo de respuesta rápido para todos los procesos</text:p>
      <text:p text:style-name="Standard">c) Requiere conocimiento previo de la duración de cada proceso</text:p>
      <text:p text:style-name="Standard">d) No es adecuado para sistemas con múltiples núcleos de CPU</text:p>
      <text:p text:style-name="Standard"/>
      <text:p text:style-name="Standard">¿Qué es el tiempo de espera (waiting time) en el contexto de la planificación de procesos?</text:p>
      <text:p text:style-name="Standard">a) El tiempo total que un proceso ha estado esperando en la cola de listos</text:p>
      <text:p text:style-name="Standard">b) El tiempo de ejecución total de un proceso</text:p>
      <text:p text:style-name="Standard">c) El tiempo transcurrido desde que se creó un proceso hasta que se termina</text:p>
      <text:p text:style-name="Standard">d) El tiempo que un proceso pasa realizando operaciones de E/S</text:p>
      <text:p text:style-name="Standard"/>
      <text:p text:style-name="Standard">¿Cuál es una característica del algoritmo de planificación por prioridades?</text:p>
      <text:p text:style-name="Standard">a) Todos los procesos tienen la misma prioridad</text:p>
      <text:p text:style-name="Standard">b) Los procesos se ejecutan en el orden en que llegan al sistema</text:p>
      <text:p text:style-name="Standard">c) Los procesos pueden tener diferentes niveles de prioridad</text:p>
      <text:p text:style-name="Standard">d) La planificación se realiza en base a la cantidad de tiempo que un proceso ha estado esperando</text:p>
      <text:p text:style-name="Standard"/>
      <text:p text:style-name="Standard">¿Qué es la rotación de procesos en el contexto del algoritmo de planificación Round-robin?</text:p>
      <text:p text:style-name="Standard">a) Cambiar la prioridad de los procesos en función de su tiempo de ejecución</text:p>
      <text:p text:style-name="Standard">b) Permitir que los procesos esperen en la cola de listos hasta que su turno de ejecución llegue</text:p>
      <text:p text:style-name="Standard">c) Asignar un tiempo de ejecución fijo a cada proceso antes de pasar al siguiente</text:p>
      <text:p text:style-name="Standard">d) Suspender temporalmente un proceso para dar prioridad a otro</text:p>
      <text:p text:style-name="Standard"/>
      <text:p text:style-name="Standard">¿Cuál de los siguientes algoritmos de planificación es más adecuado para evitar la inanición de procesos?</text:p>
      <text:p text:style-name="Standard">a) FIFO</text:p>
      <text:p text:style-name="Standard">b) SJF</text:p>
      <text:p text:style-name="Standard">c) Round-robin</text:p>
      <text:p text:style-name="Standard">d) Prioridad</text:p>
      <text:p text:style-name="Standard"/>
      <text:p text:style-name="Standard"><text:soft-page-break/>¿Qué es la prioridad de un proceso en el contexto de la planificación de procesos?</text:p>
      <text:p text:style-name="Standard">a) El tiempo total que un proceso ha estado en ejecución</text:p>
      <text:p text:style-name="Standard">b) La cantidad de recursos asignados a un proceso</text:p>
      <text:p text:style-name="Standard">c) El nivel de importancia relativa de un proceso en comparación con otros</text:p>
      <text:p text:style-name="Standard">d) El tiempo que un proceso pasa esperando en la cola de listos</text:p>
      <text:p text:style-name="Standard"/>
      <text:p text:style-name="Standard">¿Cuál de los siguientes algoritmos de planificación es más adecuado para sistemas en tiempo real?</text:p>
      <text:p text:style-name="Standard">a) FIFO</text:p>
      <text:p text:style-name="Standard">b) SJF</text:p>
      <text:p text:style-name="Standard">c) Round-robin</text:p>
      <text:p text:style-name="Standard">d) Prioridad</text:p>
      <text:p text:style-name="Standard"/>
      <text:p text:style-name="Standard">¿Qué es la inanición de procesos en el contexto de la planificación de procesos?</text:p>
      <text:p text:style-name="Standard">a) Un proceso consume todos los recursos del sistema</text:p>
      <text:p text:style-name="Standard">b) Un proceso bloqueado no permite que otros procesos sean ejecutados</text:p>
      <text:p text:style-name="Standard">c) Un proceso espera indefinidamente por recursos del sistema</text:p>
      <text:p text:style-name="Standard">d) Un proceso con mayor prioridad nunca es seleccionado para ejecución</text:p>
      <text:p text:style-name="Standard"/>
      <text:p text:style-name="Standard">¿Qué es el quantum de tiempo en el contexto del algoritmo de planificación Round-robin?</text:p>
      <text:p text:style-name="Standard">a) La cantidad de tiempo que un proceso ha estado en ejecución</text:p>
      <text:p text:style-name="Standard">b) El tiempo total que un proceso ha estado esperando en la cola de listos</text:p>
      <text:p text:style-name="Standard">c) El tiempo máximo permitido para la ejecución de un proceso antes de ser suspendido</text:p>
      <text:p text:style-name="Standard">d) La cantidad de recursos asignados a un proceso</text:p>
      <text:p text:style-name="Standard"/>
      <text:p text:style-name="Standard">¿Cuál es una ventaja del algoritmo de planificación Round-robin?</text:p>
      <text:p text:style-name="Standard">a) Garantiza tiempos de espera mínimos para todos los procesos</text:p>
      <text:p text:style-name="Standard">b) Es fácil de implementar y entender</text:p>
      <text:p text:style-name="Standard">c) No requiere conocimiento previo de la duración de cada proceso</text:p>
      <text:p text:style-name="Standard">d) Proporciona una ejecución rápida para procesos cortos</text:p>
      <text:p text:style-name="Standard"/>
      <text:p text:style-name="Standard">¿Qué es la planificación preemptiva en el contexto de la planificación de procesos?</text:p>
      <text:p text:style-name="Standard">a) Los procesos se ejecutan hasta que completan su tiempo asignado</text:p>
      <text:p text:style-name="Standard">b) Un proceso puede ser suspendido en cualquier momento para dar paso a otro de mayor prioridad</text:p>
      <text:p text:style-name="Standard">c) Los procesos solo se ejecutan cuando todos los recursos necesarios están disponibles</text:p>
      <text:p text:style-name="Standard">d) La prioridad de un proceso puede cambiar durante su ejecución</text:p>
      <text:p text:style-name="Standard"/>
      <text:p text:style-name="Standard">¿Cuál de las siguientes opciones describe mejor la planificación basada en eventos?</text:p>
      <text:p text:style-name="Standard">a) Los procesos se ejecutan en un orden específico definido por el usuario</text:p>
      <text:p text:style-name="Standard">b) La ejecución de procesos se basa en la llegada de eventos externos</text:p>
      <text:p text:style-name="Standard">c) Los procesos se ejecutan en función de su tiempo restante de ejecución</text:p>
      <text:p text:style-name="Standard">d) La prioridad de los procesos se asigna estáticamente durante la creación</text:p>
      <text:p text:style-name="Standard"/>
      <text:p text:style-name="Standard">¿Qué es el tiempo de respuesta en el contexto de la planificación de procesos?</text:p>
      <text:p text:style-name="Standard">a) El tiempo total que un proceso ha estado en ejecución</text:p>
      <text:p text:style-name="Standard">b) El tiempo que un proceso pasa esperando en la cola de listos</text:p>
      <text:p text:style-name="Standard">c) El tiempo transcurrido desde que se creó un proceso hasta que se termina</text:p>
      <text:p text:style-name="Standard">d) El tiempo que tarda un sistema en responder a una solicitud de usuario</text:p>
      <text:p text:style-name="Standard"/>
      <text:p text:style-name="Standard">¿Cuál de los siguientes algoritmos de planificación puede causar inanición de procesos largos?</text:p>
      <text:p text:style-name="Standard">a) FIFO</text:p>
      <text:p text:style-name="Standard">b) SJF</text:p>
      <text:p text:style-name="Standard">c) Round-robin</text:p>
      <text:p text:style-name="Standard"><text:soft-page-break/>d) Prioridad</text:p>
      <text:p text:style-name="Standard"/>
      <text:p text:style-name="Standard">¿Qué es la planificación no preemptiva en el contexto de la planificación de procesos?</text:p>
      <text:p text:style-name="Standard">a) Los procesos pueden ser suspendidos en cualquier momento para dar paso a otros</text:p>
      <text:p text:style-name="Standard">b) Los procesos se ejecutan hasta que completan su tiempo asignado</text:p>
      <text:p text:style-name="Standard">c) La ejecución de procesos se basa en la llegada de eventos externos</text:p>
      <text:p text:style-name="Standard">d) La prioridad de un proceso puede cambiar durante su ejecución.</text:p>
      <text:p text:style-name="Standard"/>
      <text:p text:style-name="Standard"/>
      <text:p text:style-name="Standard">¿Cuál de las siguientes no es una función típica del subsistema de seguridad en un sistema operativo?</text:p>
      <text:p text:style-name="Standard">a) Autenticación de usuarios</text:p>
      <text:p text:style-name="Standard">b) Control de acceso a recursos</text:p>
      <text:p text:style-name="Standard">c) Compilación de programas</text:p>
      <text:p text:style-name="Standard">d) Auditoría de actividades</text:p>
      <text:p text:style-name="Standard"/>
      <text:p text:style-name="Standard">¿Qué es la autenticación en el contexto de la seguridad del sistema operativo?</text:p>
      <text:p text:style-name="Standard">a) Proceso de verificar la integridad de los archivos del sistema</text:p>
      <text:p text:style-name="Standard">b) Verificación de la identidad de un usuario o entidad</text:p>
      <text:p text:style-name="Standard">c) Control de acceso a los recursos del sistema</text:p>
      <text:p text:style-name="Standard">d) Encriptación de datos sensibles en la memoria RAM</text:p>
      <text:p text:style-name="Standard"/>
      <text:p text:style-name="Standard">¿Cuál de las siguientes opciones describe mejor la función del control de acceso en el subsistema de seguridad?</text:p>
      <text:p text:style-name="Standard">a) Garantizar que todos los usuarios tengan los mismos privilegios de acceso</text:p>
      <text:p text:style-name="Standard">b) Limitar el acceso a recursos del sistema según políticas de seguridad</text:p>
      <text:p text:style-name="Standard">c) Asegurar que todos los archivos del sistema estén protegidos contra virus</text:p>
      <text:p text:style-name="Standard">d) Optimizar el rendimiento del sistema operativo mediante la asignación de recursos</text:p>
      <text:p text:style-name="Standard"/>
      <text:p text:style-name="Standard">¿Qué es la autorización en el contexto de la seguridad del sistema operativo?</text:p>
      <text:p text:style-name="Standard">a) Proceso de verificar la identidad de un usuario</text:p>
      <text:p text:style-name="Standard">b) Establecimiento de políticas de seguridad para el sistema</text:p>
      <text:p text:style-name="Standard">c) Concesión de permisos de acceso a recursos según la autenticación y el control de acceso</text:p>
      <text:p text:style-name="Standard">d) Protección de datos confidenciales mediante técnicas de cifrado</text:p>
      <text:p text:style-name="Standard"/>
      <text:p text:style-name="Standard">¿Qué es la auditoría en el subsistema de seguridad de un sistema operativo?</text:p>
      <text:p text:style-name="Standard">a) Proceso de controlar y registrar eventos y actividades del sistema</text:p>
      <text:p text:style-name="Standard">b) Verificación de la autenticidad de los archivos del sistema</text:p>
      <text:p text:style-name="Standard">c) Evaluación de la seguridad del sistema mediante pruebas de penetración</text:p>
      <text:p text:style-name="Standard">d) Protección de la red del sistema contra intrusiones externas</text:p>
      <text:p text:style-name="Standard"/>
      <text:p text:style-name="Standard">¿Qué es la integridad de los datos en el contexto de la seguridad del sistema operativo?</text:p>
      <text:p text:style-name="Standard">a) Garantizar que los datos sean accesibles solo para usuarios autorizados</text:p>
      <text:p text:style-name="Standard">b) Verificar que los datos no hayan sido alterados o corrompidos de manera no autorizada</text:p>
      <text:p text:style-name="Standard">c) Controlar el acceso a los datos según su nivel de sensibilidad</text:p>
      <text:p text:style-name="Standard">d) Optimizar el rendimiento del sistema mediante técnicas de compresión de datos</text:p>
      <text:p text:style-name="Standard"/>
      <text:p text:style-name="Standard">¿Cuál de las siguientes opciones describe mejor la función del cifrado en el subsistema de seguridad?</text:p>
      <text:p text:style-name="Standard">a) Verificar la autenticidad de los usuarios del sistema</text:p>
      <text:p text:style-name="Standard">b) Proteger los datos mediante la conversión a un formato ilegible</text:p>
      <text:p text:style-name="Standard">c) Controlar el acceso a los recursos del sistema</text:p>
      <text:p text:style-name="Standard"><text:soft-page-break/>d) Asegurar que todos los archivos del sistema estén libres de virus</text:p>
      <text:p text:style-name="Standard"/>
      <text:p text:style-name="Standard">¿Qué es un cortafuegos (firewall) en el contexto de la seguridad del sistema operativo?</text:p>
      <text:p text:style-name="Standard">a) Herramienta para proteger el sistema contra malware</text:p>
      <text:p text:style-name="Standard">b) Dispositivo o software que controla el tráfico de red entrante y saliente</text:p>
      <text:p text:style-name="Standard">c) Medida para prevenir la pérdida de datos por fallos de hardware</text:p>
      <text:p text:style-name="Standard">d) Método para evitar la sobrecarga del sistema mediante la asignación de recursos</text:p>
      <text:p text:style-name="Standard"/>
      <text:p text:style-name="Standard">¿Cuál de las siguientes opciones describe mejor la función del antivirus en el subsistema de seguridad?</text:p>
      <text:p text:style-name="Standard">a) Controlar el acceso a los recursos del sistema</text:p>
      <text:p text:style-name="Standard">b) Proteger los datos mediante la detección y eliminación de software malicioso</text:p>
      <text:p text:style-name="Standard">c) Garantizar la autenticidad de los archivos del sistema</text:p>
      <text:p text:style-name="Standard">d) Asegurar que todos los usuarios tengan permisos adecuados para acceder a los recursos</text:p>
      <text:p text:style-name="Standard"/>
      <text:p text:style-name="Standard">¿Qué es la gestión de identidades en el contexto de la seguridad del sistema operativo?</text:p>
      <text:p text:style-name="Standard">a) Proceso de controlar el acceso a los recursos del sistema</text:p>
      <text:p text:style-name="Standard">b) Verificación de la autenticidad de los usuarios del sistema</text:p>
      <text:p text:style-name="Standard">c) Administración de cuentas de usuario y sus privilegios</text:p>
      <text:p text:style-name="Standard">d) Protección de datos mediante el cifrado de archivos</text:p>
      <text:p text:style-name="Standard"/>
      <text:p text:style-name="Standard">¿Cuál de las siguientes opciones describe mejor la función del control de cambios en el subsistema de seguridad?</text:p>
      <text:p text:style-name="Standard">a) Supervisar y registrar los eventos y actividades del sistema</text:p>
      <text:p text:style-name="Standard">b) Verificar la autenticidad de los usuarios del sistema</text:p>
      <text:p text:style-name="Standard">c) Controlar el acceso a los recursos del sistema</text:p>
      <text:p text:style-name="Standard">d) Gestionar y auditar los cambios realizados en la configuración del sistema</text:p>
      <text:p text:style-name="Standard"/>
      <text:p text:style-name="Standard">¿Qué es la prevención de intrusiones en el contexto de la seguridad del sistema operativo?</text:p>
      <text:p text:style-name="Standard">a) Protección de la red del sistema contra ataques externos</text:p>
      <text:p text:style-name="Standard">b) Verificación de la integridad de los archivos del sistema</text:p>
      <text:p text:style-name="Standard">c) Control de acceso a los recursos del sistema</text:p>
      <text:p text:style-name="Standard">d) Aseguramiento de que todos los usuarios cumplan con las políticas de seguridad</text:p>
      <text:p text:style-name="Standard"/>
      <text:p text:style-name="Standard">¿Qué es la seguridad de red en el subsistema de seguridad de un sistema operativo?</text:p>
      <text:p text:style-name="Standard">a) Protección de datos mediante el cifrado de archivos</text:p>
      <text:p text:style-name="Standard">b) Control del acceso a los recursos del sistema</text:p>
      <text:p text:style-name="Standard">c) Seguridad de la comunicación entre dispositivos en una red</text:p>
      <text:p text:style-name="Standard">d) Supervisión y auditoría de eventos del sistema</text:p>
      <text:p text:style-name="Standard"/>
      <text:p text:style-name="Standard">¿Cuál de las siguientes opciones describe mejor la función del control de privilegios en el subsistema de seguridad?</text:p>
      <text:p text:style-name="Standard">a) Verificar la autenticidad de los usuarios del sistema</text:p>
      <text:p text:style-name="Standard">b) Limitar el acceso a los recursos del sistema según roles y permisos</text:p>
      <text:p text:style-name="Standard">c) Proteger los datos mediante el cifrado de archivos</text:p>
      <text:p text:style-name="Standard">d) Administrar cuentas de usuario y sus privilegios</text:p>
      <text:p text:style-name="Standard"/>
      <text:p text:style-name="Standard">¿Qué es la detección de intrusos en el contexto de la seguridad del sistema operativo?</text:p>
      <text:p text:style-name="Standard">a) Protección de la red del sistema contra ataques externos</text:p>
      <text:p text:style-name="Standard">b) Verificación de la integridad de los archivos del sistema</text:p>
      <text:p text:style-name="Standard">c) Identificación y respuesta ante intentos de acceso no autorizados</text:p>
      <text:p text:style-name="Standard">d) Control del acceso a los recursos del sistema</text:p>
      <text:p text:style-name="Standard"><text:soft-page-break/></text:p>
      <text:p text:style-name="Standard">¿Qué es la encriptación en el contexto de la seguridad del sistema operativo?</text:p>
      <text:p text:style-name="Standard">a) Proceso de controlar el acceso a los recursos del sistema</text:p>
      <text:p text:style-name="Standard">b) Protección de datos mediante la conversión a un formato ilegible</text:p>
      <text:p text:style-name="Standard">c) Verificación de la autenticidad de los usuarios del sistema</text:p>
      <text:p text:style-name="Standard">d) Aseguramiento de que todos los usuarios cumplan con las políticas de seguridad</text:p>
      <text:p text:style-name="Standard"/>
      <text:p text:style-name="Standard">¿Cuál de las siguientes opciones describe mejor la función del registro de eventos en el subsistema de seguridad?</text:p>
      <text:p text:style-name="Standard">a) Controlar el acceso a los recursos del sistema</text:p>
      <text:p text:style-name="Standard">b) Supervisar y registrar eventos y actividades del sistema</text:p>
      <text:p text:style-name="Standard">c) Proteger los datos mediante el cifrado de archivos</text:p>
      <text:p text:style-name="Standard">d) Administrar cuentas de usuario y sus privilegios</text:p>
      <text:p text:style-name="Standard"/>
      <text:p text:style-name="Standard">¿Qué es la gestión de parches en el contexto de la seguridad del sistema operativo?</text:p>
      <text:p text:style-name="Standard">a) Proceso de controlar el acceso a los recursos del sistema</text:p>
      <text:p text:style-name="Standard">b) Aplicación de actualizaciones de seguridad para corregir vulnerabilidades</text:p>
      <text:p text:style-name="Standard">c) Verificación de la integridad de los archivos del sistema</text:p>
      <text:p text:style-name="Standard">d) Protección de la red del sistema contra ataques externos</text:p>
      <text:p text:style-name="Standard"/>
      <text:p text:style-name="Standard">¿Qué es el análisis de vulnerabilidades en el subsistema de seguridad de un sistema operativo?</text:p>
      <text:p text:style-name="Standard">a) Supervisión y auditoría de eventos del sistema</text:p>
      <text:p text:style-name="Standard">b) Identificación y evaluación de posibles brechas de seguridad</text:p>
      <text:p text:style-name="Standard">c) Protección de datos mediante el cifrado de archivos</text:p>
      <text:p text:style-name="Standard">d) Control del acceso a los recursos del sistema</text:p>
      <text:p text:style-name="Standard"/>
      <text:p text:style-name="Standard">¿Qué es la gestión de políticas de seguridad en el contexto del subsistema de seguridad?</text:p>
      <text:p text:style-name="Standard">a) Establecimiento y aplicación de reglas y directivas de seguridad</text:p>
      <text:p text:style-name="Standard">b) Verificación de la autenticidad de los usuarios del sistema</text:p>
      <text:p text:style-name="Standard">c) Control del acceso a los recursos del sistema</text:p>
      <text:p text:style-name="Standard">d) Protección de datos mediante el cifrado de archivos</text:p>
      <text:p text:style-name="Standard"/>
      <text:p text:style-name="Standard"/>
      <text:p text:style-name="Standard"/>
      <text:p text:style-name="Standard">¿Cuál es el objetivo principal del subsistema de gestión de memoria en un sistema operativo?</text:p>
      <text:p text:style-name="Standard">a) Maximizar el rendimiento del disco duro</text:p>
      <text:p text:style-name="Standard">b) Garantizar que todos los procesos tengan suficiente memoria RAM</text:p>
      <text:p text:style-name="Standard">c) Optimizar el uso de la memoria disponible en el sistema</text:p>
      <text:p text:style-name="Standard">d) Limitar el acceso a los dispositivos de E/S</text:p>
      <text:p text:style-name="Standard"/>
      <text:p text:style-name="Standard">¿Qué es la fragmentación de la memoria en el contexto de la gestión de memoria?</text:p>
      <text:p text:style-name="Standard">a) La división de la memoria principal en bloques de tamaño fijo</text:p>
      <text:p text:style-name="Standard">b) La dispersión de procesos en la memoria principal</text:p>
      <text:p text:style-name="Standard">c) La acumulación de espacios libres discontinuos en la memoria</text:p>
      <text:p text:style-name="Standard">d) La asignación de memoria virtual a procesos en ejecución</text:p>
      <text:p text:style-name="Standard"/>
      <text:p text:style-name="Standard">¿Cuál es la diferencia entre la memoria virtual y la memoria física en un sistema operativo?</text:p>
      <text:p text:style-name="Standard">a) La memoria virtual es más rápida que la memoria física</text:p>
      <text:p text:style-name="Standard">b) La memoria física es una representación de los datos almacenados en el disco</text:p>
      <text:p text:style-name="Standard">c) La memoria virtual es una abstracción que permite que el sistema opere como si tuviera más memoria de la que realmente tiene</text:p>
      <text:p text:style-name="Standard">d) La memoria física es más grande que la memoria virtual</text:p>
      <text:p text:style-name="Standard"><text:soft-page-break/></text:p>
      <text:p text:style-name="Standard">¿Qué es la paginación en el contexto de la gestión de memoria?</text:p>
      <text:p text:style-name="Standard">a) Un método de asignación de memoria que divide la memoria en segmentos de tamaño variable</text:p>
      <text:p text:style-name="Standard">b) Un proceso de transferir datos entre la memoria principal y el disco</text:p>
      <text:p text:style-name="Standard">c) Un método de asignación de memoria que divide la memoria en bloques de tamaño fijo</text:p>
      <text:p text:style-name="Standard">d) Un método de asignación de memoria que divide la memoria en páginas de tamaño fijo</text:p>
      <text:p text:style-name="Standard"/>
      <text:p text:style-name="Standard">¿Qué es la fragmentación externa en la gestión de memoria?</text:p>
      <text:p text:style-name="Standard">a) La fragmentación causada por la acumulación de procesos en la memoria</text:p>
      <text:p text:style-name="Standard">b) La fragmentación causada por la división de la memoria en segmentos de tamaño variable</text:p>
      <text:p text:style-name="Standard">c) La fragmentación causada por la acumulación de espacios libres discontinuos en la memoria</text:p>
      <text:p text:style-name="Standard">d) La fragmentación causada por la asignación de memoria virtual a procesos en ejecución</text:p>
      <text:p text:style-name="Standard"/>
      <text:p text:style-name="Standard">¿Qué es la segmentación en el contexto de la gestión de memoria?</text:p>
      <text:p text:style-name="Standard">a) Un método de asignación de memoria que divide la memoria en bloques de tamaño fijo</text:p>
      <text:p text:style-name="Standard">b) Un método de asignación de memoria que divide la memoria en segmentos de tamaño variable</text:p>
      <text:p text:style-name="Standard">c) Un método de asignación de memoria que divide la memoria en páginas de tamaño fijo</text:p>
      <text:p text:style-name="Standard">d) Un método de asignación de memoria que divide la memoria en páginas de tamaño variable</text:p>
      <text:p text:style-name="Standard"/>
      <text:p text:style-name="Standard">¿Qué es el swapping en la gestión de memoria?</text:p>
      <text:p text:style-name="Standard">a) Un método de compresión de datos para ahorrar espacio en la memoria</text:p>
      <text:p text:style-name="Standard">b) Un método de transferencia de procesos entre la memoria principal y el disco</text:p>
      <text:p text:style-name="Standard">c) Un método de asignación de memoria que divide la memoria en segmentos de tamaño variable</text:p>
      <text:p text:style-name="Standard">d) Un método de asignación de memoria que divide la memoria en bloques de tamaño fijo</text:p>
      <text:p text:style-name="Standard"/>
      <text:p text:style-name="Standard">¿Cuál de las siguientes afirmaciones describe mejor la función del TLB (Translation Lookaside Buffer)?</text:p>
      <text:p text:style-name="Standard">a) Almacena los datos más utilizados para un acceso rápido</text:p>
      <text:p text:style-name="Standard">b) Traduce direcciones virtuales a direcciones físicas de memoria</text:p>
      <text:p text:style-name="Standard">c) Gestiona la transferencia de datos entre la memoria principal y el disco</text:p>
      <text:p text:style-name="Standard">d) Controla el acceso a los recursos del sistema</text:p>
      <text:p text:style-name="Standard"/>
      <text:p text:style-name="Standard">¿Qué es la memoria compartida en la gestión de memoria?</text:p>
      <text:p text:style-name="Standard">a) Un método de asignación de memoria que permite que múltiples procesos compartan una región de memoria</text:p>
      <text:p text:style-name="Standard">b) Un método de asignación de memoria que divide la memoria en segmentos de tamaño variable</text:p>
      <text:p text:style-name="Standard">c) Un método de asignación de memoria que divide la memoria en bloques de tamaño fijo</text:p>
      <text:p text:style-name="Standard">d) Un método de asignación de memoria que divide la memoria en páginas de tamaño fijo</text:p>
      <text:p text:style-name="Standard"/>
      <text:p text:style-name="Standard">¿Cuál es el propósito principal de la paginación de memoria en un sistema operativo?</text:p>
      <text:p text:style-name="Standard">a) Evitar la fragmentación interna de la memoria</text:p>
      <text:p text:style-name="Standard">b) Facilitar la transferencia de datos entre la memoria y el disco</text:p>
      <text:p text:style-name="Standard">c) Proporcionar un mecanismo de protección de memoria entre procesos</text:p>
      <text:p text:style-name="Standard">d) Permitir la gestión eficiente de la memoria mediante la asignación de bloques de tamaño variable</text:p>
      <text:p text:style-name="Standard"/>
      <text:p text:style-name="Standard">¿Qué es la memoria virtual en el contexto de la gestión de memoria?</text:p>
      <text:p text:style-name="Standard">a) La cantidad total de memoria disponible en un sistema</text:p>
      <text:p text:style-name="Standard">b) Un mecanismo que permite que el espacio de almacenamiento secundario se utilice como si fuera memoria principal</text:p>
      <text:p text:style-name="Standard">c) La memoria que se utiliza para almacenar datos temporales durante la ejecución de un programa</text:p>
      <text:p text:style-name="Standard">d) Un tipo de memoria de solo lectura que almacena el código de los programas</text:p>
      <text:p text:style-name="Standard"/>
      <text:p text:style-name="Standard"><text:soft-page-break/>¿Qué es el swapping de páginas en la gestión de memoria?</text:p>
      <text:p text:style-name="Standard">a) Un proceso mediante el cual se transfieren páginas completas entre la memoria principal y el disco</text:p>
      <text:p text:style-name="Standard">b) Un método de compresión de datos para ahorrar espacio en la memoria</text:p>
      <text:p text:style-name="Standard">c) Un método de asignación de memoria que divide la memoria en segmentos de tamaño variable</text:p>
      <text:p text:style-name="Standard">d) Un método de asignación de memoria que divide la memoria en bloques de tamaño fijo</text:p>
      <text:p text:style-name="Standard"/>
      <text:p text:style-name="Standard">¿Qué es la paginación anticipada en la gestión de memoria?</text:p>
      <text:p text:style-name="Standard">a) Un proceso mediante el cual se reservan páginas adicionales de memoria antes de que sean necesarias</text:p>
      <text:p text:style-name="Standard">b) Un método de transferencia de procesos entre la memoria principal y el disco</text:p>
      <text:p text:style-name="Standard">c) Un método de asignación de memoria que divide la memoria en segmentos de tamaño variable</text:p>
      <text:p text:style-name="Standard">d) Un método de asignación de memoria que divide la memoria en bloques de tamaño fijo</text:p>
      <text:p text:style-name="Standard"/>
      <text:p text:style-name="Standard">¿Qué es la memoria caché en la gestión de memoria?</text:p>
      <text:p text:style-name="Standard">a) Un tipo de memoria de solo lectura que almacena el código de los programas</text:p>
      <text:p text:style-name="Standard">b) Un mecanismo que permite que el espacio de almacenamiento secundario se utilice como si fuera memoria principal</text:p>
      <text:p text:style-name="Standard">c) Una memoria de acceso rápido que almacena copias de datos frecuentemente utilizados</text:p>
      <text:p text:style-name="Standard">d) La cantidad total de memoria disponible en un sistema</text:p>
      <text:p text:style-name="Standard"/>
      <text:p text:style-name="Standard">¿Qué es la memoria física en el contexto de la gestión de memoria?</text:p>
      <text:p text:style-name="Standard">a) Un tipo de memoria de solo lectura que almacena el código de los programas</text:p>
      <text:p text:style-name="Standard">b) La memoria que se utiliza para almacenar datos temporales durante la ejecución de un programa</text:p>
      <text:p text:style-name="Standard">c) La memoria principal del sistema, compuesta por módulos de memoria RAM</text:p>
      <text:p text:style-name="Standard">d) Un mecanismo que permite que el espacio de almacenamiento secundario se utilice como si fuera memoria principal</text:p>
      <text:p text:style-name="Standard"/>
      <text:p text:style-name="Standard">¿Qué es la fragmentación interna en la gestión de memoria?</text:p>
      <text:p text:style-name="Standard">a) La fragmentación causada por la acumulación de procesos en la memoria</text:p>
      <text:p text:style-name="Standard">b) La fragmentación causada por la división de la memoria en segmentos de tamaño variable</text:p>
      <text:p text:style-name="Standard">c) La fragmentación causada por la asignación de memoria virtual a procesos en ejecución</text:p>
      <text:p text:style-name="Standard">d) La fragmentación causada por la reserva de bloques de memoria más grandes de lo necesario</text:p>
      <text:p text:style-name="Standard"/>
      <text:p text:style-name="Standard">¿Cuál es el propósito principal del MMU (Memory Management Unit) en un sistema operativo?</text:p>
      <text:p text:style-name="Standard">a) Controlar el acceso a los recursos del sistema</text:p>
      <text:p text:style-name="Standard">b) Traducir direcciones virtuales a direcciones físicas de memoria</text:p>
      <text:p text:style-name="Standard">c) Gestionar la transferencia de datos entre la memoria principal y el disco</text:p>
      <text:p text:style-name="Standard">d) Administrar cuentas de usuario y sus privilegios</text:p>
      <text:p text:style-name="Standard"/>
      <text:p text:style-name="Standard">¿Qué es la memoria paginada en la gestión de memoria?</text:p>
      <text:p text:style-name="Standard">a) Un método de asignación de memoria que divide la memoria en bloques de tamaño fijo</text:p>
      <text:p text:style-name="Standard">b) Un método de asignación de memoria que divide la memoria en segmentos de tamaño variable</text:p>
      <text:p text:style-name="Standard">c) Un método de asignación de memoria que divide la memoria en páginas de tamaño fijo</text:p>
      <text:p text:style-name="Standard">d) Un método de asignación de memoria que divide la memoria en páginas de tamaño variable</text:p>
      <text:p text:style-name="Standard"/>
      <text:p text:style-name="Standard">¿Qué es el swapping de segmentos en la gestión de memoria?</text:p>
      <text:p text:style-name="Standard">a) Un proceso mediante el cual se transfieren segmentos completos entre la memoria principal y el disco</text:p>
      <text:p text:style-name="Standard">b) Un método de transferencia de procesos entre la memoria principal y el disco</text:p>
      <text:p text:style-name="Standard">c) Un método de asignación de memoria que divide la memoria en segmentos de tamaño variable</text:p>
      <text:p text:style-name="Standard">d) Un método de asignación de memoria que divide la memoria en bloques de tamaño fijo</text:p>
      <text:p text:style-name="Standard"><text:soft-page-break/></text:p>
      <text:p text:style-name="Standard">¿Cuál es el propósito principal del TLB (Translation Lookaside Buffer) en la gestión de memoria?</text:p>
      <text:p text:style-name="Standard">a) Almacenar datos frecuentemente utilizados para un acceso rápido</text:p>
      <text:p text:style-name="Standard">b) Traducir direcciones virtuales a direcciones físicas de memoria</text:p>
      <text:p text:style-name="Standard">c) Gestionar la transferencia de datos entre la memoria principal y el disco</text:p>
      <text:p text:style-name="Standard">d) Controlar el acceso a los recursos del sistema</text:p>
      <text:p text:style-name="Standard"/>
      <text:p text:style-name="Standard"/>
      <text:p text:style-name="Standard">¿Cuál es el propósito principal del subsistema de comunicación en un sistema operativo?</text:p>
      <text:p text:style-name="Standard">a) Coordinar la comunicación entre diferentes dispositivos de hardware</text:p>
      <text:p text:style-name="Standard">b) Facilitar la interacción entre el usuario y el sistema operativo</text:p>
      <text:p text:style-name="Standard">c) Gestionar la transferencia de datos entre procesos y dispositivos</text:p>
      <text:p text:style-name="Standard">d) Optimizar el rendimiento del sistema en redes locales</text:p>
      <text:p text:style-name="Standard"/>
      <text:p text:style-name="Standard">¿Qué es un socket en el contexto del subsistema de comunicación?</text:p>
      <text:p text:style-name="Standard">a) Un dispositivo de hardware utilizado para conectar periféricos al sistema</text:p>
      <text:p text:style-name="Standard">b) Un punto final de comunicación bidireccional entre procesos en una red</text:p>
      <text:p text:style-name="Standard">c) Una técnica de encriptación utilizada para proteger la transmisión de datos</text:p>
      <text:p text:style-name="Standard">d) Una unidad de almacenamiento temporal para datos en tránsito</text:p>
      <text:p text:style-name="Standard"/>
      <text:p text:style-name="Standard">¿Qué es la comunicación punto a punto en el contexto del subsistema de comunicación?</text:p>
      <text:p text:style-name="Standard">a) Un tipo de comunicación donde múltiples procesos pueden enviar datos simultáneamente</text:p>
      <text:p text:style-name="Standard">b) Un tipo de comunicación donde solo dos procesos pueden intercambiar datos directamente</text:p>
      <text:p text:style-name="Standard">c) Un método de comunicación que utiliza un único canal para la transmisión de datos</text:p>
      <text:p text:style-name="Standard">d) Un método de comunicación que permite la conexión de múltiples dispositivos en una red</text:p>
      <text:p text:style-name="Standard"/>
      <text:p text:style-name="Standard">¿Qué es la comunicación en grupo en el contexto del subsistema de comunicación?</text:p>
      <text:p text:style-name="Standard">a) Un método de comunicación donde solo dos procesos pueden intercambiar datos directamente</text:p>
      <text:p text:style-name="Standard">b) Un método de comunicación que utiliza un único canal para la transmisión de datos</text:p>
      <text:p text:style-name="Standard">c) Un tipo de comunicación donde múltiples procesos pueden enviar datos simultáneamente</text:p>
      <text:p text:style-name="Standard">d) Un tipo de comunicación donde un proceso puede enviar datos a múltiples receptores</text:p>
      <text:p text:style-name="Standard"/>
      <text:p text:style-name="Standard">¿Qué es un FIFO (First-In, First-Out) en el contexto del subsistema de comunicación?</text:p>
      <text:p text:style-name="Standard">a) Un tipo de canal de comunicación que prioriza los mensajes más recientes</text:p>
      <text:p text:style-name="Standard">b) Un método de comunicación que garantiza la entrega ordenada de los mensajes</text:p>
      <text:p text:style-name="Standard">c) Un tipo de tubería utilizada para la comunicación entre procesos</text:p>
      <text:p text:style-name="Standard">d) Un algoritmo de planificación utilizado para la asignación de recursos</text:p>
      <text:p text:style-name="Standard"/>
      <text:p text:style-name="Standard">¿Qué es una tubería (pipe) en el contexto del subsistema de comunicación?</text:p>
      <text:p text:style-name="Standard">a) Un tipo de canal de comunicación que prioriza los mensajes más recientes</text:p>
      <text:p text:style-name="Standard">b) Un método de comunicación que garantiza la entrega ordenada de los mensajes</text:p>
      <text:p text:style-name="Standard">c) Un conducto unidireccional utilizado para la comunicación entre procesos</text:p>
      <text:p text:style-name="Standard">d) Un protocolo de red utilizado para la transmisión de datos entre dispositivos</text:p>
      <text:p text:style-name="Standard"/>
      <text:p text:style-name="Standard">¿Qué es la sincronización en el contexto del subsistema de comunicación?</text:p>
      <text:p text:style-name="Standard">a) La coordinación de acciones entre procesos para evitar conflictos</text:p>
      <text:p text:style-name="Standard">b) El proceso de enviar datos a través de una red de manera eficiente</text:p>
      <text:p text:style-name="Standard">c) La transferencia de datos entre procesos sin la necesidad de coordinación</text:p>
      <text:p text:style-name="Standard">d) El proceso de recibir datos de múltiples fuentes simultáneamente</text:p>
      <text:p text:style-name="Standard"/>
      <text:p text:style-name="Standard">¿Qué es un semáforo en el contexto del subsistema de comunicación?</text:p>
      <text:p text:style-name="Standard">a) Un dispositivo de hardware utilizado para conectar periféricos al sistema</text:p>
      <text:p text:style-name="Standard"><text:soft-page-break/>b) Un mecanismo de sincronización utilizado para controlar el acceso a recursos compartidos</text:p>
      <text:p text:style-name="Standard">c) Un tipo de tubería utilizada para la comunicación entre procesos</text:p>
      <text:p text:style-name="Standard">d) Una técnica de encriptación utilizada para proteger la transmisión de datos</text:p>
      <text:p text:style-name="Standard"/>
      <text:p text:style-name="Standard">¿Qué es la comunicación asíncrona en el contexto del subsistema de comunicación?</text:p>
      <text:p text:style-name="Standard">a) Un tipo de comunicación donde los procesos comparten un único canal de datos</text:p>
      <text:p text:style-name="Standard">b) Un método de comunicación que requiere la sincronización precisa entre emisor y receptor</text:p>
      <text:p text:style-name="Standard">c) Un tipo de comunicación donde los procesos pueden enviar y recibir datos en momentos diferentes</text:p>
      <text:p text:style-name="Standard">d) Un método de comunicación que garantiza la entrega ordenada de los mensajes</text:p>
      <text:p text:style-name="Standard"/>
      <text:p text:style-name="Standard">¿Qué es el modelo cliente-servidor en el contexto del subsistema de comunicación?</text:p>
      <text:p text:style-name="Standard">a) Un modelo de comunicación donde cada proceso puede actuar como cliente o servidor según sea necesario</text:p>
      <text:p text:style-name="Standard">b) Un modelo de comunicación donde un proceso controla todos los aspectos de la comunicación</text:p>
      <text:p text:style-name="Standard">c) Un modelo de comunicación donde un proceso solicita servicios a otro proceso dedicado (servidor)</text:p>
      <text:p text:style-name="Standard">d) Un modelo de comunicación donde los procesos intercambian datos de manera independiente</text:p>
      <text:p text:style-name="Standard"/>
      <text:p text:style-name="Standard">¿Qué es la comunicación en bucle cerrado en el contexto del subsistema de comunicación?</text:p>
      <text:p text:style-name="Standard">a) Un método de comunicación donde los procesos pueden enviar y recibir datos en momentos diferentes</text:p>
      <text:p text:style-name="Standard">b) Un método de comunicación que requiere la sincronización precisa entre emisor y receptor</text:p>
      <text:p text:style-name="Standard">c) Un método de comunicación donde los procesos comparten un único canal de datos</text:p>
      <text:p text:style-name="Standard">d) Un método de comunicación que garantiza la entrega ordenada de los mensajes</text:p>
      <text:p text:style-name="Standard"/>
      <text:p text:style-name="Standard">¿Qué es la comunicación en bucle abierto en el contexto del subsistema de comunicación?</text:p>
      <text:p text:style-name="Standard">a) Un método de comunicación que garantiza la entrega ordenada de los mensajes</text:p>
      <text:p text:style-name="Standard">b) Un método de comunicación que requiere la sincronización precisa entre emisor y receptor</text:p>
      <text:p text:style-name="Standard">c) Un método de comunicación donde los procesos pueden enviar y recibir datos en momentos diferentes</text:p>
      <text:p text:style-name="Standard">d) Un método de comunicación donde los procesos comparten un único canal de datos</text:p>
      <text:p text:style-name="Standard"/>
      <text:p text:style-name="Standard">¿Qué es un mensaje en el contexto del subsistema de comunicación?</text:p>
      <text:p text:style-name="Standard">a) Un método de comunicación que garantiza la entrega ordenada de los mensajes</text:p>
      <text:p text:style-name="Standard">b) Un paquete de datos enviado entre procesos para transmitir información</text:p>
      <text:p text:style-name="Standard">c) Un mecanismo de sincronización utilizado para controlar el acceso a recursos compartidos</text:p>
      <text:p text:style-name="Standard">d) Un protocolo de red utilizado para la transmisión de datos entre dispositivos</text:p>
      <text:p text:style-name="Standard"/>
      <text:p text:style-name="Standard">¿Qué es un canal en el contexto del subsistema de comunicación?</text:p>
      <text:p text:style-name="Standard">a) Un dispositivo de hardware utilizado para conectar periféricos al sistema</text:p>
      <text:p text:style-name="Standard">b) Un conducto utilizado para la transferencia de datos entre procesos</text:p>
      <text:p text:style-name="Standard">c) Un método de comunicación que garantiza la entrega ordenada de los mensajes</text:p>
      <text:p text:style-name="Standard">d) Un mecanismo de sincronización utilizado para controlar el acceso a recursos compartidos</text:p>
      <text:p text:style-name="Standard"/>
      <text:p text:style-name="Standard">¿Qué es la comunicación en red en el contexto del subsistema de comunicación?</text:p>
      <text:p text:style-name="Standard">a) Un método de comunicación donde los procesos pueden enviar y recibir datos en momentos diferentes</text:p>
      <text:p text:style-name="Standard">b) Un método de comunicación que requiere la sincronización precisa entre emisor y receptor</text:p>
      <text:p text:style-name="Standard">c) Un método de comunicación que se produce a través de una red de computadoras</text:p>
      <text:p text:style-name="Standard">d) Un método de comunicación donde los procesos comparten un único canal de datos</text:p>
      <text:p text:style-name="Standard"/>
      <text:p text:style-name="Standard"><text:soft-page-break/>¿Qué es un puerto en el contexto del subsistema de comunicación?</text:p>
      <text:p text:style-name="Standard">a) Un dispositivo de hardware utilizado para conectar periféricos al sistema</text:p>
      <text:p text:style-name="Standard">b) Un número de identificación utilizado para direccionar datos a un proceso específico en una computadora</text:p>
      <text:p text:style-name="Standard">c) Un conducto utilizado para la transferencia de datos entre procesos</text:p>
      <text:p text:style-name="Standard">d) Un mecanismo de sincronización utilizado para controlar el acceso a recursos compartidos</text:p>
      <text:p text:style-name="Standard"/>
      <text:p text:style-name="Standard">¿Qué es la comunicación síncrona en el contexto del subsistema de comunicación?</text:p>
      <text:p text:style-name="Standard">a) Un método de comunicación que garantiza la entrega ordenada de los mensajes</text:p>
      <text:p text:style-name="Standard">b) Un método de comunicación que requiere la sincronización precisa entre emisor y receptor</text:p>
      <text:p text:style-name="Standard">c) Un método de comunicación donde los procesos pueden enviar y recibir datos en momentos diferentes</text:p>
      <text:p text:style-name="Standard">d) Un método de comunicación donde los procesos comparten un único canal de datos</text:p>
      <text:p text:style-name="Standard"/>
      <text:p text:style-name="Standard">¿Qué es un mensaje broadcast en el contexto del subsistema de comunicación?</text:p>
      <text:p text:style-name="Standard">a) Un mensaje enviado a un único destinatario específico</text:p>
      <text:p text:style-name="Standard">b) Un mensaje enviado a todos los procesos en un grupo o red</text:p>
      <text:p text:style-name="Standard">c) Un mensaje que contiene información sobre el estado del sistema</text:p>
      <text:p text:style-name="Standard">d) Un mensaje enviado para solicitar una respuesta del receptor</text:p>
      <text:p text:style-name="Standard"/>
      <text:p text:style-name="Standard">¿Qué es un protocolo de comunicación en el contexto del subsistema de comunicación?</text:p>
      <text:p text:style-name="Standard">a) Un conjunto de reglas y convenciones que define cómo se transmiten los datos entre dispositivos</text:p>
      <text:p text:style-name="Standard">b) Un método de comunicación que garantiza la entrega ordenada de los mensajes</text:p>
      <text:p text:style-name="Standard">c) Un mecanismo de sincronización utilizado para controlar el acceso a recursos compartidos</text:p>
      <text:p text:style-name="Standard">d) Un dispositivo de hardware utilizado para conectar periféricos al sistema</text:p>
      <text:p text:style-name="Standard"/>
      <text:p text:style-name="Standard">¿Qué es la comunicación interprocesos (IPC) en el contexto del subsistema de comunicación?</text:p>
      <text:p text:style-name="Standard">a) Un método de comunicación que garantiza la entrega ordenada de los mensajes</text:p>
      <text:p text:style-name="Standard">b) Un conjunto de técnicas y mecanismos utilizados para permitir la comunicación entre procesos</text:p>
      <text:p text:style-name="Standard">c) Un mecanismo de sincronización utilizado para controlar el acceso a recursos compartidos</text:p>
      <text:p text:style-name="Standard">d) Un protocolo de red utilizado para la transmisión de datos entre dispositivos</text:p>
      <text:p text:style-name="Standard"/>
      <text:p text:style-name="Standard"/>
      <text:p text:style-name="Standard">¿Cuál de las siguientes versiones de Windows fue la primera en presentar el menú de inicio?</text:p>
      <text:p text:style-name="Standard">a) Windows 95</text:p>
      <text:p text:style-name="Standard">b) Windows 98</text:p>
      <text:p text:style-name="Standard">c) Windows XP</text:p>
      <text:p text:style-name="Standard">d) Windows 2000</text:p>
      <text:p text:style-name="Standard"/>
      <text:p text:style-name="Standard">¿Cuál de las siguientes versiones de Windows fue la primera en introducir el sistema de archivos NTFS (New Technology File System)?</text:p>
      <text:p text:style-name="Standard">a) Windows 95</text:p>
      <text:p text:style-name="Standard">b) Windows NT 4.0</text:p>
      <text:p text:style-name="Standard">c) Windows 98</text:p>
      <text:p text:style-name="Standard">d) Windows 2000</text:p>
      <text:p text:style-name="Standard"/>
      <text:p text:style-name="Standard">¿Cuál fue la primera versión de Windows diseñada específicamente para su uso en servidores?</text:p>
      <text:p text:style-name="Standard">a) Windows NT 4.0 Server</text:p>
      <text:p text:style-name="Standard">b) Windows Server 2003</text:p>
      <text:p text:style-name="Standard">c) Windows Server 2008</text:p>
      <text:p text:style-name="Standard">d) Windows Server 2012</text:p>
      <text:p text:style-name="Standard"/>
      <text:p text:style-name="Standard"><text:soft-page-break/>¿Cuál de las siguientes versiones de Windows introdujo la característica Aero Glass, que proporcionaba efectos visuales mejorados como transparencias y sombras?</text:p>
      <text:p text:style-name="Standard">a) Windows Vista</text:p>
      <text:p text:style-name="Standard">b) Windows 7</text:p>
      <text:p text:style-name="Standard">c) Windows 8</text:p>
      <text:p text:style-name="Standard">d) Windows 10</text:p>
      <text:p text:style-name="Standard"/>
      <text:p text:style-name="Standard">¿Cuál de las siguientes versiones de Windows fue la primera en incluir el navegador Internet Explorer?</text:p>
      <text:p text:style-name="Standard">a) Windows 3.1</text:p>
      <text:p text:style-name="Standard">b) Windows 95</text:p>
      <text:p text:style-name="Standard">c) Windows 98</text:p>
      <text:p text:style-name="Standard">d) Windows 2000</text:p>
      <text:p text:style-name="Standard"/>
      <text:p text:style-name="Standard">¿Cuál fue la primera versión de Windows que incluyó el sistema de búsqueda integrado llamado Windows Search?</text:p>
      <text:p text:style-name="Standard">a) Windows Vista</text:p>
      <text:p text:style-name="Standard">b) Windows 7</text:p>
      <text:p text:style-name="Standard">c) Windows 8</text:p>
      <text:p text:style-name="Standard">d) Windows 10</text:p>
      <text:p text:style-name="Standard"/>
      <text:p text:style-name="Standard">¿Qué versión de Windows introdujo por primera vez el Panel de Control?</text:p>
      <text:p text:style-name="Standard">a) Windows 3.1</text:p>
      <text:p text:style-name="Standard">b) Windows 95</text:p>
      <text:p text:style-name="Standard">c) Windows XP</text:p>
      <text:p text:style-name="Standard">d) Windows 7</text:p>
      <text:p text:style-name="Standard"/>
      <text:p text:style-name="Standard">¿Cuál de las siguientes versiones de Windows fue la primera en presentar la función de Cortana, el asistente virtual de Microsoft?</text:p>
      <text:p text:style-name="Standard">a) Windows 7</text:p>
      <text:p text:style-name="Standard">b) Windows 8</text:p>
      <text:p text:style-name="Standard">c) Windows 8.1</text:p>
      <text:p text:style-name="Standard">d) Windows 10</text:p>
      <text:p text:style-name="Standard"/>
      <text:p text:style-name="Standard">¿Cuál de las siguientes versiones de Windows fue la primera en incluir el famoso juego "Solitario"?</text:p>
      <text:p text:style-name="Standard">a) Windows 95</text:p>
      <text:p text:style-name="Standard">b) Windows 98</text:p>
      <text:p text:style-name="Standard">c) Windows 3.0</text:p>
      <text:p text:style-name="Standard">d) Windows XP</text:p>
      <text:p text:style-name="Standard"/>
      <text:p text:style-name="Standard">¿Qué versión de Windows fue la primera en incorporar el sistema de seguridad BitLocker?</text:p>
      <text:p text:style-name="Standard">a) Windows Vista</text:p>
      <text:p text:style-name="Standard">b) Windows 7</text:p>
      <text:p text:style-name="Standard">c) Windows 8</text:p>
      <text:p text:style-name="Standard">d) Windows 10</text:p>
      <text:p text:style-name="Standard"/>
      <text:p text:style-name="Standard">¿Cuál fue la primera versión de Windows en introducir el concepto de cuentas de usuario con diferentes niveles de privilegios?</text:p>
      <text:p text:style-name="Standard">a) Windows 95</text:p>
      <text:p text:style-name="Standard">b) Windows NT</text:p>
      <text:p text:style-name="Standard">c) Windows 2000</text:p>
      <text:p text:style-name="Standard">d) Windows XP</text:p>
      <text:p text:style-name="Standard"><text:soft-page-break/></text:p>
      <text:p text:style-name="Standard">¿Qué versión de Windows fue la primera en introducir la función de restauración del sistema?</text:p>
      <text:p text:style-name="Standard">a) Windows 98</text:p>
      <text:p text:style-name="Standard">b) Windows Me</text:p>
      <text:p text:style-name="Standard">c) Windows XP</text:p>
      <text:p text:style-name="Standard">d) Windows Vista</text:p>
      <text:p text:style-name="Standard"/>
      <text:p text:style-name="Standard">¿Cuál de las siguientes versiones de Windows fue la primera en presentar la interfaz de usuario basada en "ventanas"?</text:p>
      <text:p text:style-name="Standard">a) Windows 1.0</text:p>
      <text:p text:style-name="Standard">b) Windows 2.0</text:p>
      <text:p text:style-name="Standard">c) Windows 3.0</text:p>
      <text:p text:style-name="Standard">d) Windows 95</text:p>
      <text:p text:style-name="Standard"/>
      <text:p text:style-name="Standard">¿Qué versión de Windows fue la primera en incorporar el sistema de administración de energía ACPI (Advanced Configuration and Power Interface)?</text:p>
      <text:p text:style-name="Standard">a) Windows 95</text:p>
      <text:p text:style-name="Standard">b) Windows 98</text:p>
      <text:p text:style-name="Standard">c) Windows XP</text:p>
      <text:p text:style-name="Standard">d) Windows 2000</text:p>
      <text:p text:style-name="Standard"/>
      <text:p text:style-name="Standard">¿Cuál de las siguientes versiones de Windows fue la primera en introducir el sistema de notificaciones conocido como "Action Center"?</text:p>
      <text:p text:style-name="Standard">a) Windows Vista</text:p>
      <text:p text:style-name="Standard">b) Windows 7</text:p>
      <text:p text:style-name="Standard">c) Windows 8</text:p>
      <text:p text:style-name="Standard">d) Windows 10</text:p>
      <text:p text:style-name="Standard"/>
      <text:p text:style-name="Standard">¿Qué versión de Windows fue la primera en incluir la función de escritorio remoto (Remote Desktop)?</text:p>
      <text:p text:style-name="Standard">a) Windows XP Professional</text:p>
      <text:p text:style-name="Standard">b) Windows Vista Ultimate</text:p>
      <text:p text:style-name="Standard">c) Windows 7 Professional</text:p>
      <text:p text:style-name="Standard">d) Windows 8 Enterprise</text:p>
      <text:p text:style-name="Standard"/>
      <text:p text:style-name="Standard">¿Cuál de las siguientes versiones de Windows fue la primera en incluir el sistema de cifrado de archivos EFS (Encrypting File System)?</text:p>
      <text:p text:style-name="Standard">a) Windows 2000</text:p>
      <text:p text:style-name="Standard">b) Windows XP</text:p>
      <text:p text:style-name="Standard">c) Windows Vista</text:p>
      <text:p text:style-name="Standard">d) Windows 7</text:p>
      <text:p text:style-name="Standard"/>
      <text:p text:style-name="Standard">¿Cuál de las siguientes versiones de Windows fue la primera en introducir el sistema de navegación por pestañas en el Explorador de archivos?</text:p>
      <text:p text:style-name="Standard">a) Windows 95</text:p>
      <text:p text:style-name="Standard">b) Windows 98</text:p>
      <text:p text:style-name="Standard">c) Windows XP</text:p>
      <text:p text:style-name="Standard">d) Windows 7</text:p>
      <text:p text:style-name="Standard"/>
      <text:p text:style-name="Standard">¿Qué versión de Windows fue la primera en presentar el escritorio en mosaico (Tiles) en lugar del menú de inicio tradicional?</text:p>
      <text:p text:style-name="Standard">a) Windows 8</text:p>
      <text:p text:style-name="Standard"><text:soft-page-break/>b) Windows 8.1</text:p>
      <text:p text:style-name="Standard">c) Windows 10</text:p>
      <text:p text:style-name="Standard">d) Windows 11</text:p>
      <text:p text:style-name="Standard"/>
      <text:p text:style-name="Standard">¿Cuál de las siguientes versiones de Windows fue la primera en incluir el sistema de archivos exFAT (Extended File Allocation Table)?</text:p>
      <text:p text:style-name="Standard">a) Windows Vista</text:p>
      <text:p text:style-name="Standard">b) Windows 7</text:p>
      <text:p text:style-name="Standard">c) Windows 8</text:p>
      <text:p text:style-name="Standard">d) Windows 10</text:p>
      <text:p text:style-name="Standard"/>
      <text:p text:style-name="Standard"/>
      <text:p text:style-name="Standard">¿Qué sistema operativo es conocido por su arquitectura basada en UNIX y su uso predominante en servidores y estaciones de trabajo?</text:p>
      <text:p text:style-name="Standard">a) macOS</text:p>
      <text:p text:style-name="Standard">b) Linux</text:p>
      <text:p text:style-name="Standard">c) Android</text:p>
      <text:p text:style-name="Standard">d) Windows</text:p>
      <text:p text:style-name="Standard"/>
      <text:p text:style-name="Standard">¿Cuál de los siguientes sistemas operativos es una variante de Unix desarrollada por Apple Inc. y diseñada exclusivamente para hardware de Macintosh?</text:p>
      <text:p text:style-name="Standard">a) Ubuntu</text:p>
      <text:p text:style-name="Standard">b) Android</text:p>
      <text:p text:style-name="Standard">c) iOS</text:p>
      <text:p text:style-name="Standard">d) CentOS</text:p>
      <text:p text:style-name="Standard"/>
      <text:p text:style-name="Standard">¿Qué sistema operativo es utilizado en dispositivos móviles y tabletas, desarrollado por Google y basado en el núcleo de Linux?</text:p>
      <text:p text:style-name="Standard">a) iOS</text:p>
      <text:p text:style-name="Standard">b) macOS</text:p>
      <text:p text:style-name="Standard">c) Android</text:p>
      <text:p text:style-name="Standard">d) Windows Phone</text:p>
      <text:p text:style-name="Standard"/>
      <text:p text:style-name="Standard">¿Cuál de las siguientes distribuciones de Linux es conocida por su enfoque en la simplicidad y la elegancia del diseño?</text:p>
      <text:p text:style-name="Standard">a) Ubuntu</text:p>
      <text:p text:style-name="Standard">b) Debian</text:p>
      <text:p text:style-name="Standard">c) Fedora</text:p>
      <text:p text:style-name="Standard">d) Arch Linux</text:p>
      <text:p text:style-name="Standard"/>
      <text:p text:style-name="Standard">¿Qué sistema operativo de código abierto es ampliamente utilizado en servidores y estaciones de trabajo y se basa en la filosofía de Unix?</text:p>
      <text:p text:style-name="Standard">a) Android</text:p>
      <text:p text:style-name="Standard">b) macOS</text:p>
      <text:p text:style-name="Standard">c) Linux</text:p>
      <text:p text:style-name="Standard">d) Windows</text:p>
      <text:p text:style-name="Standard"/>
      <text:p text:style-name="Standard">¿Qué sistema operativo de código cerrado es utilizado exclusivamente en computadoras Macintosh?</text:p>
      <text:p text:style-name="Standard">a) macOS</text:p>
      <text:p text:style-name="Standard">b) Ubuntu</text:p>
      <text:p text:style-name="Standard">c) Fedora</text:p>
      <text:p text:style-name="Standard">d) CentOS</text:p>
      <text:p text:style-name="Standard"><text:soft-page-break/></text:p>
      <text:p text:style-name="Standard">¿Cuál de los siguientes sistemas operativos es conocido por su entorno gráfico llamado "Finder" y su facilidad de uso?</text:p>
      <text:p text:style-name="Standard">a) Ubuntu</text:p>
      <text:p text:style-name="Standard">b) macOS</text:p>
      <text:p text:style-name="Standard">c) CentOS</text:p>
      <text:p text:style-name="Standard">d) Fedora</text:p>
      <text:p text:style-name="Standard"/>
      <text:p text:style-name="Standard">¿Qué sistema operativo de código cerrado es utilizado en dispositivos móviles y tabletas, desarrollado exclusivamente por Apple Inc.?</text:p>
      <text:p text:style-name="Standard">a) iOS</text:p>
      <text:p text:style-name="Standard">b) Android</text:p>
      <text:p text:style-name="Standard">c) Linux</text:p>
      <text:p text:style-name="Standard">d) macOS</text:p>
      <text:p text:style-name="Standard"/>
      <text:p text:style-name="Standard">¿Cuál de las siguientes distribuciones de Linux es conocida por su enfoque en la estabilidad y la seguridad, y es ampliamente utilizada en servidores?</text:p>
      <text:p text:style-name="Standard">a) Ubuntu</text:p>
      <text:p text:style-name="Standard">b) Debian</text:p>
      <text:p text:style-name="Standard">c) Fedora</text:p>
      <text:p text:style-name="Standard">d) Arch Linux</text:p>
      <text:p text:style-name="Standard"/>
      <text:p text:style-name="Standard">¿Qué sistema operativo es conocido por su flexibilidad y su capacidad para ejecutarse en una amplia variedad de hardware, incluidos dispositivos embebidos y supercomputadoras?</text:p>
      <text:p text:style-name="Standard">a) macOS</text:p>
      <text:p text:style-name="Standard">b) Android</text:p>
      <text:p text:style-name="Standard">c) Linux</text:p>
      <text:p text:style-name="Standard">d) Windows</text:p>
      <text:p text:style-name="Standard"/>
      <text:p text:style-name="Standard">¿Cuál de los siguientes sistemas operativos de código abierto es utilizado principalmente en dispositivos móviles y tabletas?</text:p>
      <text:p text:style-name="Standard">a) Ubuntu Touch</text:p>
      <text:p text:style-name="Standard">b) macOS</text:p>
      <text:p text:style-name="Standard">c) Android</text:p>
      <text:p text:style-name="Standard">d) CentOS</text:p>
      <text:p text:style-name="Standard"/>
      <text:p text:style-name="Standard">¿Qué sistema operativo de código abierto es conocido por su gran cantidad de distribuciones (distros) adaptadas a diferentes necesidades y preferencias de los usuarios?</text:p>
      <text:p text:style-name="Standard">a) macOS</text:p>
      <text:p text:style-name="Standard">b) Android</text:p>
      <text:p text:style-name="Standard">c) Linux</text:p>
      <text:p text:style-name="Standard">d) CentOS</text:p>
      <text:p text:style-name="Standard"/>
      <text:p text:style-name="Standard">¿Cuál de las siguientes distribuciones de Linux es conocida por su enfoque en la comunidad y su filosofía de software libre?</text:p>
      <text:p text:style-name="Standard">a) Ubuntu</text:p>
      <text:p text:style-name="Standard">b) Fedora</text:p>
      <text:p text:style-name="Standard">c) openSUSE</text:p>
      <text:p text:style-name="Standard">d) Arch Linux</text:p>
      <text:p text:style-name="Standard"/>
      <text:p text:style-name="Standard">¿Qué sistema operativo es conocido por su integración con servicios en la nube y su capacidad para ejecutarse en una amplia gama de dispositivos de hardware?</text:p>
      <text:p text:style-name="Standard"><text:soft-page-break/>a) Android</text:p>
      <text:p text:style-name="Standard">b) macOS</text:p>
      <text:p text:style-name="Standard">c) Linux</text:p>
      <text:p text:style-name="Standard">d) Windows</text:p>
      <text:p text:style-name="Standard"/>
      <text:p text:style-name="Standard">¿Cuál de los siguientes sistemas operativos es conocido por su seguridad, su robusto sistema de permisos y su diseño resistente a malware?</text:p>
      <text:p text:style-name="Standard">a) macOS</text:p>
      <text:p text:style-name="Standard">b) Linux</text:p>
      <text:p text:style-name="Standard">c) Android</text:p>
      <text:p text:style-name="Standard">d) Windows</text:p>
      <text:p text:style-name="Standard"/>
      <text:p text:style-name="Standard">¿Qué sistema operativo es conocido por su sistema de gestión de paquetes llamado "Homebrew" y su potente terminal de línea de comandos?</text:p>
      <text:p text:style-name="Standard">a) Windows</text:p>
      <text:p text:style-name="Standard">b) Ubuntu</text:p>
      <text:p text:style-name="Standard">c) macOS</text:p>
      <text:p text:style-name="Standard">d) CentOS</text:p>
      <text:p text:style-name="Standard"/>
      <text:p text:style-name="Standard">¿Cuál de las siguientes distribuciones de Linux es conocida por su enfoque en la velocidad y el rendimiento, así como por su diseño minimalista?</text:p>
      <text:p text:style-name="Standard">a) Ubuntu</text:p>
      <text:p text:style-name="Standard">b) Fedora</text:p>
      <text:p text:style-name="Standard">c) Arch Linux</text:p>
      <text:p text:style-name="Standard">d) openSUSE</text:p>
      <text:p text:style-name="Standard"/>
      <text:p text:style-name="Standard">¿Qué sistema operativo es utilizado principalmente en dispositivos de la familia iPhone, iPad y iPod Touch?</text:p>
      <text:p text:style-name="Standard">a) macOS</text:p>
      <text:p text:style-name="Standard">b) iOS</text:p>
      <text:p text:style-name="Standard">c) Android</text:p>
      <text:p text:style-name="Standard">d) Linux</text:p>
      <text:p text:style-name="Standard"/>
      <text:p text:style-name="Standard">¿Cuál de las siguientes distribuciones de Linux es conocida por su enfoque en la seguridad y la privacidad, así como por su integración con la red de anonimato Tor?</text:p>
      <text:p text:style-name="Standard">a) Debian</text:p>
      <text:p text:style-name="Standard">b) Fedora</text:p>
      <text:p text:style-name="Standard">c) Kali Linux</text:p>
      <text:p text:style-name="Standard">d) Ubuntu</text:p>
      <text:p text:style-name="Standard"/>
      <text:p text:style-name="Standard">¿Qué sistema operativo es utilizado en computadoras personales, estaciones de trabajo y servidores, desarrollado por Microsoft Corporation?</text:p>
      <text:p text:style-name="Standard">a) macOS</text:p>
      <text:p text:style-name="Standard">b) Linux</text:p>
      <text:p text:style-name="Standard">c) Android</text:p>
      <text:p text:style-name="Standard">d) Windows</text:p>
      <text:p text:style-name="Standard"/>
      <text:p text:style-name="Standard"/>
      <text:p text:style-name="Standard"/>
      <text:p text:style-name="Standard">¿Qué tipo de licencia de software permite a los usuarios utilizar, modificar y distribuir el código fuente del programa de forma gratuita?</text:p>
      <text:p text:style-name="Standard">a) Licencia Propietaria</text:p>
      <text:p text:style-name="Standard"><text:soft-page-break/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permite a los usuarios utilizar el software de forma gratuita, pero no proporciona acceso al código fuente ni permite modificaciones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permite a los usuarios utilizar el software de forma gratuita durante un período de tiempo limitado, después del cual deben pagar para continuar usándolo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permite a los usuarios utilizar, modificar y distribuir el software de forma gratuita, pero con la condición de que los derivados también se distribuyan bajo la misma licencia?</text:p>
      <text:p text:style-name="Standard">a) Licencia Propietaria</text:p>
      <text:p text:style-name="Standard">b) Licencia Freeware</text:p>
      <text:p text:style-name="Standard">c) Licencia Copyleft</text:p>
      <text:p text:style-name="Standard">d) Licencia Shareware</text:p>
      <text:p text:style-name="Standard"/>
      <text:p text:style-name="Standard">¿Qué tipo de licencia de software permite a los usuarios utilizar el software de forma gratuita, pero restringe su redistribución y modificación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permite a los usuarios utilizar, modificar y distribuir el software de forma gratuita, pero con restricciones adicionales, como la atribución al autor original?</text:p>
      <text:p text:style-name="Standard">a) Licencia Propietaria</text:p>
      <text:p text:style-name="Standard">b) Licencia Freeware</text:p>
      <text:p text:style-name="Standard">c) Licencia Creative Commons</text:p>
      <text:p text:style-name="Standard">d) Licencia Shareware</text:p>
      <text:p text:style-name="Standard"/>
      <text:p text:style-name="Standard">¿Qué tipo de licencia de software permite a los usuarios utilizar el software de forma gratuita, pero no permite redistribuirlo ni modificarlo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permite a los usuarios utilizar el software de forma gratuita, pero con la opción de pagar una tarifa para acceder a funciones adicionales o una versión premium?</text:p>
      <text:p text:style-name="Standard">a) Licencia Propietaria</text:p>
      <text:p text:style-name="Standard">b) Licencia Freeware</text:p>
      <text:p text:style-name="Standard">c) Licencia Open Source</text:p>
      <text:p text:style-name="Standard"><text:soft-page-break/>d) Licencia Shareware</text:p>
      <text:p text:style-name="Standard"/>
      <text:p text:style-name="Standard">¿Qué tipo de licencia de software permite a los usuarios utilizar, modificar y distribuir el software de forma gratuita, pero sin la obligación de que los derivados se distribuyan bajo la misma licencia?</text:p>
      <text:p text:style-name="Standard">a) Licencia Propietaria</text:p>
      <text:p text:style-name="Standard">b) Licencia Freeware</text:p>
      <text:p text:style-name="Standard">c) Licencia Permisiva</text:p>
      <text:p text:style-name="Standard">d) Licencia Shareware</text:p>
      <text:p text:style-name="Standard"/>
      <text:p text:style-name="Standard">¿Qué tipo de licencia de software permite a los usuarios utilizar el software de forma gratuita, pero con restricciones en su uso, como la prohibición de uso comercial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otorga al usuario el derecho de usar, copiar, modificar y distribuir el software de forma gratuita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permite a los usuarios utilizar el software de forma gratuita solo para fines personales, pero requiere una licencia comercial para uso empresarial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permite a los usuarios utilizar el software de forma gratuita, pero prohíbe la redistribución y modificación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permite a los usuarios utilizar, modificar y distribuir el software de forma gratuita, pero con la condición de que los derivados también se distribuyan bajo una licencia similar?</text:p>
      <text:p text:style-name="Standard">a) Licencia Propietaria</text:p>
      <text:p text:style-name="Standard">b) Licencia Freeware</text:p>
      <text:p text:style-name="Standard">c) Licencia Copyleft</text:p>
      <text:p text:style-name="Standard">d) Licencia Shareware</text:p>
      <text:p text:style-name="Standard"/>
      <text:p text:style-name="Standard">¿Qué tipo de licencia de software permite a los usuarios utilizar el software de forma gratuita durante un período de tiempo limitado, después del cual deben pagar para continuar usando el software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><text:soft-page-break/></text:p>
      <text:p text:style-name="Standard">¿Qué tipo de licencia de software permite a los usuarios utilizar, modificar y distribuir el software de forma gratuita, pero con la obligación de hacer públicos los cambios realizados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Copyleft</text:p>
      <text:p text:style-name="Standard"/>
      <text:p text:style-name="Standard">¿Qué tipo de licencia de software permite a los usuarios utilizar el software de forma gratuita, pero prohíbe la redistribución y modificación sin autorización?</text:p>
      <text:p text:style-name="Standard">a) Licencia Propietaria</text:p>
      <text:p text:style-name="Standard">b) Licencia Freeware</text:p>
      <text:p text:style-name="Standard">c) Licencia Open Source</text:p>
      <text:p text:style-name="Standard">d) Licencia Shareware</text:p>
      <text:p text:style-name="Standard"/>
      <text:p text:style-name="Standard">¿Qué tipo de licencia de software permite a los usuarios utilizar, modificar y distribuir el software de forma gratuita, pero con la condición de que se dé crédito al autor original?</text:p>
      <text:p text:style-name="Standard">a) Licencia Propietaria</text:p>
      <text:p text:style-name="Standard">b) Licencia Freeware</text:p>
      <text:p text:style-name="Standard">c) Licencia Creative Commons</text:p>
      <text:p text:style-name="Standard">d) Licencia Shareware</text:p>
      <text:p text:style-name="Standard"/>
      <text:p text:style-name="Standard"/>
      <text:p text:style-name="Standard">¿Qué es un sistema operativo live?</text:p>
      <text:p text:style-name="Standard">a) Un sistema operativo que se ejecuta directamente desde un CD o USB sin necesidad de instalación.</text:p>
      <text:p text:style-name="Standard">b) Un sistema operativo diseñado exclusivamente para servidores en la nube.</text:p>
      <text:p text:style-name="Standard">c) Un sistema operativo utilizado únicamente en dispositivos móviles.</text:p>
      <text:p text:style-name="Standard">d) Un sistema operativo que requiere una activación en línea para funcionar.</text:p>
      <text:p text:style-name="Standard"/>
      <text:p text:style-name="Standard">¿Cuál es el propósito principal de un disco de instalación de un sistema operativo?</text:p>
      <text:p text:style-name="Standard">a) Proporcionar una interfaz gráfica para el usuario.</text:p>
      <text:p text:style-name="Standard">b) Instalar controladores de dispositivos automáticamente.</text:p>
      <text:p text:style-name="Standard">c) Facilitar la instalación del sistema operativo en un equipo.</text:p>
      <text:p text:style-name="Standard">d) Proporcionar herramientas de mantenimiento del sistema.</text:p>
      <text:p text:style-name="Standard"/>
      <text:p text:style-name="Standard">¿Qué es la partición del disco duro durante la instalación de un sistema operativo?</text:p>
      <text:p text:style-name="Standard">a) El proceso de eliminar todos los datos del disco duro.</text:p>
      <text:p text:style-name="Standard">b) La creación de secciones lógicas en el disco duro para organizar y administrar los datos.</text:p>
      <text:p text:style-name="Standard">c) La copia de seguridad de los datos del disco duro en otro medio de almacenamiento.</text:p>
      <text:p text:style-name="Standard">d) La instalación de un sistema operativo en una memoria USB.</text:p>
      <text:p text:style-name="Standard"/>
      <text:p text:style-name="Standard">¿Qué es la elección del idioma durante la instalación de un sistema operativo?</text:p>
      <text:p text:style-name="Standard">a) La configuración de la disposición del teclado.</text:p>
      <text:p text:style-name="Standard">b) La selección del idioma en el que se mostrarán los mensajes y las opciones durante la instalación.</text:p>
      <text:p text:style-name="Standard">c) La elección del país de residencia del usuario.</text:p>
      <text:p text:style-name="Standard">d) La configuración de la zona horaria del sistema.</text:p>
      <text:p text:style-name="Standard"/>
      <text:p text:style-name="Standard">¿Qué es el proceso de formateo durante la instalación de un sistema operativo?</text:p>
      <text:p text:style-name="Standard">a) La eliminación de todos los archivos del disco duro.</text:p>
      <text:p text:style-name="Standard">b) La creación de una estructura de carpetas en el disco duro.</text:p>
      <text:p text:style-name="Standard">c) La instalación de controladores de dispositivos.</text:p>
      <text:p text:style-name="Standard"><text:soft-page-break/>d) La preparación del disco duro para el sistema operativo mediante la creación de un sistema de archivos.</text:p>
      <text:p text:style-name="Standard"/>
      <text:p text:style-name="Standard">¿Cuál de las siguientes herramientas es utilizada comúnmente para crear un medio de instalación de un sistema operativo en una unidad USB?</text:p>
      <text:p text:style-name="Standard">a) Disk Management (Administración de discos)</text:p>
      <text:p text:style-name="Standard">b) Command Prompt (Símbolo del sistema)</text:p>
      <text:p text:style-name="Standard">c) Windows Update (Actualización de Windows)</text:p>
      <text:p text:style-name="Standard">d) Rufus</text:p>
      <text:p text:style-name="Standard"/>
      <text:p text:style-name="Standard">Durante la instalación de un sistema operativo, ¿qué es la configuración de red?</text:p>
      <text:p text:style-name="Standard">a) La selección del proveedor de servicios de Internet (ISP).</text:p>
      <text:p text:style-name="Standard">b) La configuración de la conexión a una red Wi-Fi.</text:p>
      <text:p text:style-name="Standard">c) La configuración de la dirección IP y otros ajustes de red.</text:p>
      <text:p text:style-name="Standard">d) La elección del navegador web predeterminado.</text:p>
      <text:p text:style-name="Standard"/>
      <text:p text:style-name="Standard">¿Qué es el proceso de activación durante la instalación de un sistema operativo?</text:p>
      <text:p text:style-name="Standard">a) La instalación de programas adicionales para mejorar el rendimiento del sistema.</text:p>
      <text:p text:style-name="Standard">b) La verificación de la autenticidad de la licencia del sistema operativo.</text:p>
      <text:p text:style-name="Standard">c) La creación de una cuenta de usuario en línea.</text:p>
      <text:p text:style-name="Standard">d) La configuración de la resolución de pantalla y otros ajustes de visualización.</text:p>
      <text:p text:style-name="Standard"/>
      <text:p text:style-name="Standard">¿Qué es la instalación limpia de un sistema operativo?</text:p>
      <text:p text:style-name="Standard">a) La instalación de un sistema operativo sin formatear el disco duro.</text:p>
      <text:p text:style-name="Standard">b) La instalación de un sistema operativo sobre una versión existente sin eliminar los datos.</text:p>
      <text:p text:style-name="Standard">c) La instalación de un sistema operativo sin la necesidad de introducir una clave de producto.</text:p>
      <text:p text:style-name="Standard">d) La instalación de un sistema operativo en un nuevo equipo sin sistemas operativos previos.</text:p>
      <text:p text:style-name="Standard"/>
      <text:p text:style-name="Standard">¿Qué es el proceso de particionamiento durante la instalación de un sistema operativo?</text:p>
      <text:p text:style-name="Standard">a) La eliminación de todos los datos del disco duro.</text:p>
      <text:p text:style-name="Standard">b) La creación de secciones lógicas en el disco duro para organizar y administrar los datos.</text:p>
      <text:p text:style-name="Standard">c) La copia de seguridad de los datos del disco duro en otro medio de almacenamiento.</text:p>
      <text:p text:style-name="Standard">d) La instalación de un sistema operativo en una memoria USB.</text:p>
      <text:p text:style-name="Standard"/>
      <text:p text:style-name="Standard"/>
      <text:p text:style-name="Standard">¿Qué es un gestor de arranque?</text:p>
      <text:p text:style-name="Standard">a) Un programa que controla el inicio del sistema operativo y permite al usuario seleccionar entre varios sistemas operativos instalados.</text:p>
      <text:p text:style-name="Standard">b) Un componente físico del disco duro que contiene la información de inicio del sistema operativo.</text:p>
      <text:p text:style-name="Standard">c) Una herramienta de diagnóstico del sistema utilizada para reparar problemas de inicio.</text:p>
      <text:p text:style-name="Standard">d) Un componente de software que controla la velocidad de inicio del sistema operativo.</text:p>
      <text:p text:style-name="Standard"/>
      <text:p text:style-name="Standard">¿Cuál es una función común de un gestor de arranque?</text:p>
      <text:p text:style-name="Standard">a) Optimizar la velocidad de conexión a Internet.</text:p>
      <text:p text:style-name="Standard">b) Administrar las actualizaciones del sistema operativo.</text:p>
      <text:p text:style-name="Standard">c) Permitir al usuario elegir entre diferentes sistemas operativos durante el arranque.</text:p>
      <text:p text:style-name="Standard">d) Controlar el consumo de energía del equipo.</text:p>
      <text:p text:style-name="Standard"/>
      <text:p text:style-name="Standard">¿Cuál de los siguientes gestores de arranque es utilizado comúnmente en sistemas operativos Windows?</text:p>
      <text:p text:style-name="Standard">a) GRUB (Grand Unified Bootloader)</text:p>
      <text:p text:style-name="Standard">b) LILO (LInux LOader)</text:p>
      <text:p text:style-name="Standard"><text:soft-page-break/>c) NTLDR (New Technology Loader)</text:p>
      <text:p text:style-name="Standard">d) rEFInd (UEFI boot manager)</text:p>
      <text:p text:style-name="Standard"/>
      <text:p text:style-name="Standard">¿Qué gestor de arranque es utilizado principalmente en sistemas basados en Linux?</text:p>
      <text:p text:style-name="Standard">a) GRUB (Grand Unified Bootloader)</text:p>
      <text:p text:style-name="Standard">b) LILO (LInux LOader)</text:p>
      <text:p text:style-name="Standard">c) NTLDR (New Technology Loader)</text:p>
      <text:p text:style-name="Standard">d) rEFInd (UEFI boot manager)</text:p>
      <text:p text:style-name="Standard"/>
      <text:p text:style-name="Standard">¿Cuál es la función principal del gestor de arranque GRUB (Grand Unified Bootloader)?</text:p>
      <text:p text:style-name="Standard">a) Controlar el acceso a los recursos del sistema.</text:p>
      <text:p text:style-name="Standard">b) Administrar la configuración de red del equipo.</text:p>
      <text:p text:style-name="Standard">c) Permitir al usuario seleccionar entre varios sistemas operativos durante el arranque.</text:p>
      <text:p text:style-name="Standard">d) Gestionar las actualizaciones del sistema operativo.</text:p>
      <text:p text:style-name="Standard"/>
      <text:p text:style-name="Standard">¿Qué gestor de arranque es comúnmente utilizado en sistemas macOS?</text:p>
      <text:p text:style-name="Standard">a) GRUB (Grand Unified Bootloader)</text:p>
      <text:p text:style-name="Standard">b) LILO (LInux LOader)</text:p>
      <text:p text:style-name="Standard">c) NTLDR (New Technology Loader)</text:p>
      <text:p text:style-name="Standard">d) rEFInd (UEFI boot manager)</text:p>
      <text:p text:style-name="Standard"/>
      <text:p text:style-name="Standard">¿Qué gestor de arranque es utilizado en sistemas basados en UEFI?</text:p>
      <text:p text:style-name="Standard">a) GRUB (Grand Unified Bootloader)</text:p>
      <text:p text:style-name="Standard">b) LILO (LInux LOader)</text:p>
      <text:p text:style-name="Standard">c) NTLDR (New Technology Loader)</text:p>
      <text:p text:style-name="Standard">d) rEFInd (UEFI boot manager)</text:p>
      <text:p text:style-name="Standard"/>
      <text:p text:style-name="Standard">¿Cuál es una característica de rEFInd (UEFI boot manager)?</text:p>
      <text:p text:style-name="Standard">a) Compatible solo con sistemas operativos Windows.</text:p>
      <text:p text:style-name="Standard">b) Permite arrancar sistemas operativos tanto en arquitectura x86 como en arquitectura ARM.</text:p>
      <text:p text:style-name="Standard">c) Diseñado exclusivamente para sistemas Linux.</text:p>
      <text:p text:style-name="Standard">d) Requiere una conexión a Internet para funcionar correctamente.</text:p>
      <text:p text:style-name="Standard"/>
      <text:p text:style-name="Standard">¿Qué gestor de arranque es utilizado comúnmente en sistemas operativos Windows anteriores a Windows Vista?</text:p>
      <text:p text:style-name="Standard">a) GRUB (Grand Unified Bootloader)</text:p>
      <text:p text:style-name="Standard">b) LILO (LInux LOader)</text:p>
      <text:p text:style-name="Standard">c) NTLDR (New Technology Loader)</text:p>
      <text:p text:style-name="Standard">d) rEFInd (UEFI boot manager)</text:p>
      <text:p text:style-name="Standard"/>
      <text:p text:style-name="Standard">¿Cuál es el gestor de arranque predeterminado en la mayoría de las distribuciones de Linux?</text:p>
      <text:p text:style-name="Standard">a) GRUB (Grand Unified Bootloader)</text:p>
      <text:p text:style-name="Standard">b) LILO (LInux LOader)</text:p>
      <text:p text:style-name="Standard">c) NTLDR (New Technology Loader)</text:p>
      <text:p text:style-name="Standard">d) rEFInd (UEFI boot manager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8:16:26.397225400</meta:creation-date>
    <dc:date>2024-02-14T18:20:14.707941234</dc:date>
    <meta:editing-duration>PT3M48S</meta:editing-duration>
    <meta:editing-cycles>1</meta:editing-cycles>
    <meta:document-statistic meta:table-count="0" meta:image-count="0" meta:object-count="0" meta:page-count="25" meta:paragraph-count="990" meta:word-count="9435" meta:character-count="56944" meta:non-whitespace-character-count="48499"/>
    <meta:generator>LibreOffice/7.6.2.1$Linux_X86_64 LibreOffice_project/56f7684011345957bbf33a7ee678afaf4d2ba333</meta:generator>
  </office:meta>
</office:document-meta>
</file>